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3000000E33B8477DD.png" manifest:media-type="image/png"/>
  <manifest:file-entry manifest:full-path="Pictures/100006660000176F0000177061BAD903.svg" manifest:media-type="image/svg+xml"/>
  <manifest:file-entry manifest:full-path="Pictures/1000B5120000291F00000FA557EBAAE0.svg" manifest:media-type="image/svg+xml"/>
  <manifest:file-entry manifest:full-path="Pictures/10000000000007D000000464BF19ECB0.jpg" manifest:media-type="image/jpeg"/>
  <manifest:file-entry manifest:full-path="Pictures/100000010000018E000000972739A83F.png" manifest:media-type="image/png"/>
  <manifest:file-entry manifest:full-path="Pictures/1000000100000257000000E39F7CDB34.png" manifest:media-type="image/png"/>
  <manifest:file-entry manifest:full-path="Pictures/1000207900003DE20000177028EEBC72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abell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abelle-title">
      <style:graphic-properties fo:min-height="2.301cm" loext:decorative="false"/>
      <style:paragraph-properties style:writing-mode="lr-tb"/>
    </style:style>
    <style:style style:name="pr6" style:family="presentation" style:parent-style-name="Tabelle-outline1">
      <style:graphic-properties fo:min-height="8.37cm" loext:decorative="false"/>
      <style:paragraph-properties style:writing-mode="lr-tb"/>
    </style:style>
    <style:style style:name="pr7" style:family="presentation" style:parent-style-name="Tabelle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loext:opacity="100%" style:text-outline="false" fo:font-size="32pt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000000" loext:opacity="100%" fo:font-size="20pt" style:font-size-asian="20pt" style:font-size-complex="20pt">
        <loext:char-complex-color loext:theme-type="dark1" loext:color-type="theme"/>
      </style:text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.42cm" fo:margin-bottom="0.35cm"/>
      <style:text-properties fo:font-size="28pt" style:font-size-asian="28pt" style:font-size-complex="2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</style:style>
    <style:style style:name="P11" style:family="paragraph">
      <style:paragraph-properties fo:margin-top="0.42cm" fo:margin-bottom="0.35cm"/>
      <style:text-properties fo:font-size="22pt" style:font-size-asian="22pt" style:font-size-complex="22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usterpräsentation &#10;(Folienlayout „Titelfolie mit Bild“)" draw:style-name="dp1" draw:master-page-name="Tabelle" presentation:presentation-page-layout-name="AL1T0">
        <office:forms form:automatic-focus="false" form:apply-design-mode="false"/>
        <draw:frame draw:name="Titel 1" presentation:style-name="pr1" draw:text-style-name="P2" draw:layer="layout" svg:width="28.151cm" svg:height="2.887cm" svg:x="1.283cm" svg:y="11.83cm" presentation:class="title" presentation:user-transformed="true">
          <draw:text-box>
            <text:p text:style-name="P1"><text:span text:style-name="T1">Exploring </text:span><text:span text:style-name="T1">possibiliti</text:span><text:span text:style-name="T1">es for 2-</text:span><text:span text:style-name="T1">butanol </text:span><text:span text:style-name="T1">productio</text:span><text:span text:style-name="T1">n in A. </text:span><text:span text:style-name="T1">woodii by </text:span><text:span text:style-name="T1">exchange </text:span><text:span text:style-name="T1">of the </text:span><text:span text:style-name="T1">Adh4 </text:span><text:span text:style-name="T1">promoter</text:span></text:p>
          </draw:text-box>
        </draw:frame>
        <draw:frame draw:name="Textplatzhalter 9" presentation:style-name="pr2" draw:text-style-name="P4" draw:layer="layout" svg:width="28.151cm" svg:height="0.959cm" svg:x="1.283cm" svg:y="15.418cm" presentation:class="outline" presentation:user-transformed="true">
          <draw:text-box>
            <text:p text:style-name="P3"><text:span text:style-name="T2">HACKL Thomas</text:span></text:p>
          </draw:text-box>
        </draw:frame>
        <presentation:notes draw:style-name="dp2">
          <draw:page-thumbnail draw:name="Folienbildplatzhalter 1" draw:style-name="gr1" draw:layer="layout" svg:width="15.239cm" svg:height="8.572cm" svg:x="1.905cm" svg:y="3.175cm" draw:page-number="1" presentation:class="page"/>
          <draw:frame draw:name="Notizenplatzhalt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4">Acetobacteri</text:span><text:span text:style-name="T4">um woodii</text:span></text:p>
          </draw:text-box>
        </draw:frame>
        <draw:frame presentation:style-name="pr6" draw:layer="layout" svg:width="28.903cm" svg:height="8.62cm" svg:x="3.631cm" svg:y="7.303cm" presentation:class="outline" presentation:user-transformed="true">
          <draw:text-box>
            <text:list text:style-name="L2">
              <text:list-item>
                <text:p>Anaerobic, acetogenic bacterium</text:p>
              </text:list-item>
              <text:list-item>
                <text:p>Uses the Wood-Ljungdahl pathway for CO₂ fixation and acetyl-CoA production</text:p>
              </text:list-item>
              <text:list-item>
                <text:p>Well studied for acetogenesis but energetically challenging for 2-butanol synthesis</text:p>
              </text:list-item>
              <text:list-item>
                <text:p>Our project tests its potential and limitations for 2-butanol production</text:p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CRISPR-Cas System</text:span></text:p>
          </draw:text-box>
        </draw:frame>
        <draw:frame presentation:style-name="pr6" draw:text-style-name="P13" draw:layer="layout" svg:width="28.903cm" svg:height="8.62cm" svg:x="3.631cm" svg:y="7.303cm" presentation:class="outline">
          <draw:text-box>
            <text:list text:style-name="L2">
              <text:list-item>
                <text:p text:style-name="P11"><text:span text:style-name="T5">CRISPR = Clustered Regularly </text:span><text:span text:style-name="T5">Interspaced Short Palindromic </text:span><text:span text:style-name="T5">Repeats</text:span></text:p>
              </text:list-item>
              <text:list-item>
                <text:p text:style-name="P11"><text:span text:style-name="T5">Adaptive immune system of </text:span><text:span text:style-name="T5">bacteria and archaea</text:span></text:p>
              </text:list-item>
              <text:list-item>
                <text:p text:style-name="P11"><text:span text:style-name="T5">Cas proteins (e.g., Cas9) </text:span><text:span text:style-name="T5">precisely cut DNA at specific </text:span><text:span text:style-name="T5">sites</text:span></text:p>
              </text:list-item>
              <text:list-item>
                <text:p text:style-name="P11"><text:span text:style-name="T5">Enables precise genome editing </text:span><text:span text:style-name="T5">(gene knockout, knock-in)</text:span></text:p>
              </text:list-item>
              <text:list-item>
                <text:p text:style-name="P11"><text:span text:style-name="T5">2020 Nobel Prize in Chemistry </text:span><text:span text:style-name="T5">awarded to Emmanuelle </text:span><text:span text:style-name="T5">Charpentier &amp; Jennifer Doudna </text:span><text:span text:style-name="T5">for developing CRISPR-Cas9</text:span></text:p>
              </text:list-item>
              <text:list-item>
                <text:p text:style-name="P12"><text:span text:style-name="T5">Revolutionizing molecular </text:span><text:span text:style-name="T5">biology, medicine &amp; </text:span><text:span text:style-name="T5">biotechnolog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9"><text:span text:style-name="T4">Golden Gate Cloning</text:span></text:p>
          </draw:text-box>
        </draw:frame>
        <draw:frame presentation:style-name="pr6" draw:layer="layout" svg:width="28.903cm" svg:height="8.62cm" svg:x="3.631cm" svg:y="7.303cm" presentation:class="outline">
          <draw:text-box>
            <text:list text:style-name="L2">
              <text:list-item>
                <text:p>Uses Type IIS restriction enzymes (e.g., Esp3I) that cut outside their recognition sites</text:p>
              </text:list-item>
              <text:list-item>
                <text:p>Enables seamless and directional assembly of multiple DNA fragments in a single reaction</text:p>
              </text:list-item>
              <text:list-item>
                <text:p>Custom overhangs created for precise ligation without extra bases</text:p>
              </text:list-item>
              <text:list-item>
                <text:p>Efficient and fast cloning method for modular DNA assembly</text:p>
              </text:list-item>
              <text:list-item>
                <text:p>Widely used in synthetic biology and genetic engine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9"><text:span text:style-name="T4">Aim of the </text:span><text:span text:style-name="T4">Work</text:span></text:p>
          </draw:text-box>
        </draw:frame>
        <draw:frame presentation:style-name="pr6" draw:layer="layout" svg:width="28.903cm" svg:height="8.62cm" svg:x="3.631cm" svg:y="7.303cm" presentation:class="outline">
          <draw:text-box>
            <text:list text:style-name="L4">
              <text:list-item>
                <text:p>Replace the native promoter with the pta promoter from Clostridium ljungdahlii</text:p>
              </text:list-item>
              <text:list-item>
                <text:p>Increase the expression of adh4</text:p>
              </text:list-item>
              <text:list-item>
                <text:p>Test if the presence of 1,2-propanediol triggers adh4 expre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background" style:display-name="2 Inhalte mit 2 Überschriften-background" style:family="presentation">
      <style:graphic-properties draw:stroke="none" draw:fill="solid" draw:fill-color="#ffffff"/>
      <style:text-properties style:letter-kerning="true"/>
    </style:style>
    <style:style style:name="_32__20_Inhalte_20_mit_20_2_20_Überschriften-backgroundobjects" style:display-name="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2_20_Überschriften-notes" style:display-name="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1" style:display-name="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2_20_Überschriften-outline1" style:display-name="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outline2" style:display-name="2 Inhalte mit 2 Überschriften-outline2" style:family="presentation" style:parent-style-name="_32_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3" style:display-name="2 Inhalte mit 2 Überschriften-outline3" style:family="presentation" style:parent-style-name="_32_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4" style:display-name="2 Inhalte mit 2 Überschriften-outline4" style:family="presentation" style:parent-style-name="_32_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5" style:display-name="2 Inhalte mit 2 Überschriften-outline5" style:family="presentation" style:parent-style-name="_32_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6" style:display-name="2 Inhalte mit 2 Überschriften-outline6" style:family="presentation" style:parent-style-name="_32_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7" style:display-name="2 Inhalte mit 2 Überschriften-outline7" style:family="presentation" style:parent-style-name="_32_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8" style:display-name="2 Inhalte mit 2 Überschriften-outline8" style:family="presentation" style:parent-style-name="_32_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9" style:display-name="2 Inhalte mit 2 Überschriften-outline9" style:family="presentation" style:parent-style-name="_32_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subtitle" style:display-name="2 Inhalte mit 2 Überschriften-subtitle" style:family="presentation">
      <style:graphic-properties draw:stroke="none" draw:fill="none" draw:textarea-vertical-align="middle">
        <text:list-style style:name="_32__20_Inhalte_20_mit_20_2_20_Überschriften-subtitle" style:display-name="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title" style:display-name="2 Inhalte mit 2 Überschriften-title" style:family="presentation">
      <style:graphic-properties draw:stroke="none" draw:fill="none" draw:textarea-vertical-align="middle" style:writing-mode="lr-tb">
        <text:list-style style:name="_32__20_Inhalte_20_mit_20_2_20_Überschriften-title" style:display-name="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background" style:display-name="Text und Bild groß-background" style:family="presentation">
      <style:graphic-properties draw:stroke="none" draw:fill="solid" draw:fill-color="#ffffff"/>
      <style:text-properties style:letter-kerning="true"/>
    </style:style>
    <style:style style:name="Text_20_und_20_Bild_20_groß-backgroundobjects" style:display-name="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groß-notes" style:display-name="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1" style:display-name="Text und Bild groß-outline1" style:family="presentation">
      <style:graphic-properties draw:stroke="none" draw:fill="none" draw:auto-grow-height="false" draw:fit-to-size="false" style:shrink-to-fit="true" style:writing-mode="lr-tb">
        <text:list-style style:name="Text_20_und_20_Bild_20_groß-outline1" style:display-name="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outline2" style:display-name="Text und Bild groß-outline2" style:family="presentation" style:parent-style-name="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3" style:display-name="Text und Bild groß-outline3" style:family="presentation" style:parent-style-name="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4" style:display-name="Text und Bild groß-outline4" style:family="presentation" style:parent-style-name="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5" style:display-name="Text und Bild groß-outline5" style:family="presentation" style:parent-style-name="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Text_20_und_20_Bild_20_groß-outline6" style:display-name="Text und Bild groß-outline6" style:family="presentation" style:parent-style-name="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Text_20_und_20_Bild_20_groß-outline7" style:display-name="Text und Bild groß-outline7" style:family="presentation" style:parent-style-name="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Text_20_und_20_Bild_20_groß-outline8" style:display-name="Text und Bild groß-outline8" style:family="presentation" style:parent-style-name="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Text_20_und_20_Bild_20_groß-outline9" style:display-name="Text und Bild groß-outline9" style:family="presentation" style:parent-style-name="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Text_20_und_20_Bild_20_groß-subtitle" style:display-name="Text und Bild groß-subtitle" style:family="presentation">
      <style:graphic-properties draw:stroke="none" draw:fill="none" draw:textarea-vertical-align="middle">
        <text:list-style style:name="Text_20_und_20_Bild_20_groß-subtitle" style:display-name="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title" style:display-name="Text und Bild groß-title" style:family="presentation">
      <style:graphic-properties draw:stroke="none" draw:fill="none" draw:textarea-vertical-align="middle" style:writing-mode="lr-tb">
        <text:list-style style:name="Text_20_und_20_Bild_20_groß-title" style:display-name="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background" style:display-name="Text und Bild Querformat-background" style:family="presentation">
      <style:graphic-properties draw:stroke="none" draw:fill="solid" draw:fill-color="#ffffff"/>
      <style:text-properties style:letter-kerning="true"/>
    </style:style>
    <style:style style:name="Text_20_und_20_Bild_20_Querformat-backgroundobjects" style:display-name="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Querformat-notes" style:display-name="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1" style:display-name="Text und Bild Querformat-outline1" style:family="presentation">
      <style:graphic-properties draw:stroke="none" draw:fill="none" draw:auto-grow-height="false" draw:fit-to-size="false" style:shrink-to-fit="true" style:writing-mode="lr-tb">
        <text:list-style style:name="Text_20_und_20_Bild_20_Querformat-outline1" style:display-name="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outline2" style:display-name="Text und Bild Querformat-outline2" style:family="presentation" style:parent-style-name="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3" style:display-name="Text und Bild Querformat-outline3" style:family="presentation" style:parent-style-name="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4" style:display-name="Text und Bild Querformat-outline4" style:family="presentation" style:parent-style-name="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5" style:display-name="Text und Bild Querformat-outline5" style:family="presentation" style:parent-style-name="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6" style:display-name="Text und Bild Querformat-outline6" style:family="presentation" style:parent-style-name="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7" style:display-name="Text und Bild Querformat-outline7" style:family="presentation" style:parent-style-name="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8" style:display-name="Text und Bild Querformat-outline8" style:family="presentation" style:parent-style-name="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9" style:display-name="Text und Bild Querformat-outline9" style:family="presentation" style:parent-style-name="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Text_20_und_20_Bild_20_Querformat-subtitle" style:display-name="Text und Bild Querformat-subtitle" style:family="presentation">
      <style:graphic-properties draw:stroke="none" draw:fill="none" draw:textarea-vertical-align="middle">
        <text:list-style style:name="Text_20_und_20_Bild_20_Querformat-subtitle" style:display-name="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title" style:display-name="Text und Bild Querformat-title" style:family="presentation">
      <style:graphic-properties draw:stroke="none" draw:fill="none" draw:textarea-vertical-align="middle" style:writing-mode="lr-tb">
        <text:list-style style:name="Text_20_und_20_Bild_20_Querformat-title" style:display-name="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false" style:shrink-to-fit="true" style:writing-mode="lr-tb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outline2" style:family="presentation" style:parent-style-name="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3" style:family="presentation" style:parent-style-name="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4" style:family="presentation" style:parent-style-name="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 style:writing-mode="lr-tb">
        <text:list-style style:name="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background" style:display-name="Text und Diagramm-background" style:family="presentation">
      <style:graphic-properties draw:stroke="none" draw:fill="solid" draw:fill-color="#ffffff"/>
      <style:text-properties style:letter-kerning="true"/>
    </style:style>
    <style:style style:name="Text_20_und_20_Diagramm-backgroundobjects" style:display-name="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Diagramm-notes" style:display-name="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Diagramm-outline1" style:display-name="Text und Diagramm-outline1" style:family="presentation">
      <style:graphic-properties draw:stroke="none" draw:fill="none" draw:auto-grow-height="false" draw:fit-to-size="false" style:shrink-to-fit="true" style:writing-mode="lr-tb">
        <text:list-style style:name="Text_20_und_20_Diagramm-outline1" style:display-name="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outline2" style:display-name="Text und Diagramm-outline2" style:family="presentation" style:parent-style-name="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3" style:display-name="Text und Diagramm-outline3" style:family="presentation" style:parent-style-name="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4" style:display-name="Text und Diagramm-outline4" style:family="presentation" style:parent-style-name="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5" style:display-name="Text und Diagramm-outline5" style:family="presentation" style:parent-style-name="Text_20_und_20_Diagramm-outline4">
      <style:paragraph-properties fo:margin-top="0.1cm" fo:margin-bottom="0cm"/>
      <style:text-properties fo:font-size="20pt" style:font-size-asian="20pt" style:font-size-complex="20pt"/>
    </style:style>
    <style:style style:name="Text_20_und_20_Diagramm-outline6" style:display-name="Text und Diagramm-outline6" style:family="presentation" style:parent-style-name="Text_20_und_20_Diagramm-outline5">
      <style:paragraph-properties fo:margin-top="0.1cm" fo:margin-bottom="0cm"/>
      <style:text-properties fo:font-size="20pt" style:font-size-asian="20pt" style:font-size-complex="20pt"/>
    </style:style>
    <style:style style:name="Text_20_und_20_Diagramm-outline7" style:display-name="Text und Diagramm-outline7" style:family="presentation" style:parent-style-name="Text_20_und_20_Diagramm-outline6">
      <style:paragraph-properties fo:margin-top="0.1cm" fo:margin-bottom="0cm"/>
      <style:text-properties fo:font-size="20pt" style:font-size-asian="20pt" style:font-size-complex="20pt"/>
    </style:style>
    <style:style style:name="Text_20_und_20_Diagramm-outline8" style:display-name="Text und Diagramm-outline8" style:family="presentation" style:parent-style-name="Text_20_und_20_Diagramm-outline7">
      <style:paragraph-properties fo:margin-top="0.1cm" fo:margin-bottom="0cm"/>
      <style:text-properties fo:font-size="20pt" style:font-size-asian="20pt" style:font-size-complex="20pt"/>
    </style:style>
    <style:style style:name="Text_20_und_20_Diagramm-outline9" style:display-name="Text und Diagramm-outline9" style:family="presentation" style:parent-style-name="Text_20_und_20_Diagramm-outline8">
      <style:paragraph-properties fo:margin-top="0.1cm" fo:margin-bottom="0cm"/>
      <style:text-properties fo:font-size="20pt" style:font-size-asian="20pt" style:font-size-complex="20pt"/>
    </style:style>
    <style:style style:name="Text_20_und_20_Diagramm-subtitle" style:display-name="Text und Diagramm-subtitle" style:family="presentation">
      <style:graphic-properties draw:stroke="none" draw:fill="none" draw:textarea-vertical-align="middle">
        <text:list-style style:name="Text_20_und_20_Diagramm-subtitle" style:display-name="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Diagramm-title" style:display-name="Text und Diagramm-title" style:family="presentation">
      <style:graphic-properties draw:stroke="none" draw:fill="none" draw:textarea-vertical-align="middle" style:writing-mode="lr-tb">
        <text:list-style style:name="Text_20_und_20_Diagramm-title" style:display-name="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Vid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o-outline1" style:family="presentation">
      <style:graphic-properties draw:stroke="none" draw:fill="none" draw:auto-grow-height="false" draw:fit-to-size="false" style:shrink-to-fit="true" style:writing-mode="lr-tb">
        <text:list-style style:name="Vide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outline2" style:family="presentation" style:parent-style-name="Vide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3" style:family="presentation" style:parent-style-name="Vide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4" style:family="presentation" style:parent-style-name="Vide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5" style:family="presentation" style:parent-style-name="Video-outline4">
      <style:paragraph-properties fo:margin-top="0.1cm" fo:margin-bottom="0cm"/>
      <style:text-properties fo:font-size="20pt" style:font-size-asian="20pt" style:font-size-complex="20pt"/>
    </style:style>
    <style:style style:name="Video-outline6" style:family="presentation" style:parent-style-name="Video-outline5">
      <style:paragraph-properties fo:margin-top="0.1cm" fo:margin-bottom="0cm"/>
      <style:text-properties fo:font-size="20pt" style:font-size-asian="20pt" style:font-size-complex="20pt"/>
    </style:style>
    <style:style style:name="Video-outline7" style:family="presentation" style:parent-style-name="Video-outline6">
      <style:paragraph-properties fo:margin-top="0.1cm" fo:margin-bottom="0cm"/>
      <style:text-properties fo:font-size="20pt" style:font-size-asian="20pt" style:font-size-complex="20pt"/>
    </style:style>
    <style:style style:name="Video-outline8" style:family="presentation" style:parent-style-name="Video-outline7">
      <style:paragraph-properties fo:margin-top="0.1cm" fo:margin-bottom="0cm"/>
      <style:text-properties fo:font-size="20pt" style:font-size-asian="20pt" style:font-size-complex="20pt"/>
    </style:style>
    <style:style style:name="Video-outline9" style:family="presentation" style:parent-style-name="Video-outline8">
      <style:paragraph-properties fo:margin-top="0.1cm" fo:margin-bottom="0cm"/>
      <style:text-properties fo:font-size="20pt" style:font-size-asian="20pt" style:font-size-complex="20pt"/>
    </style:style>
    <style:style style:name="Video-subtitle" style:family="presentation">
      <style:graphic-properties draw:stroke="none" draw:fill="none" draw:textarea-vertical-align="middle">
        <text:list-style style:name="Vide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o-title" style:family="presentation">
      <style:graphic-properties draw:stroke="none" draw:fill="none" draw:textarea-vertical-align="middle" style:writing-mode="lr-tb">
        <text:list-style style:name="Vide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background" style:display-name="Zitat etc.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Zitat_20_etc.-backgroundobjects" style:display-name="Zitat etc.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_20_etc.-notes" style:display-name="Zitat etc.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_20_etc.-outline1" style:display-name="Zitat etc.-outline1" style:family="presentation">
      <style:graphic-properties draw:stroke="none" draw:fill="none" draw:auto-grow-height="false" draw:fit-to-size="false" style:shrink-to-fit="true" style:writing-mode="lr-tb">
        <text:list-style style:name="Zitat_20_etc.-outline1" style:display-name="Zitat etc.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outline2" style:display-name="Zitat etc.-outline2" style:family="presentation" style:parent-style-name="Zitat_20_etc.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3" style:display-name="Zitat etc.-outline3" style:family="presentation" style:parent-style-name="Zitat_20_etc.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4" style:display-name="Zitat etc.-outline4" style:family="presentation" style:parent-style-name="Zitat_20_etc.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5" style:display-name="Zitat etc.-outline5" style:family="presentation" style:parent-style-name="Zitat_20_etc.-outline4">
      <style:paragraph-properties fo:margin-top="0.1cm" fo:margin-bottom="0cm"/>
      <style:text-properties fo:font-size="20pt" style:font-size-asian="20pt" style:font-size-complex="20pt"/>
    </style:style>
    <style:style style:name="Zitat_20_etc.-outline6" style:display-name="Zitat etc.-outline6" style:family="presentation" style:parent-style-name="Zitat_20_etc.-outline5">
      <style:paragraph-properties fo:margin-top="0.1cm" fo:margin-bottom="0cm"/>
      <style:text-properties fo:font-size="20pt" style:font-size-asian="20pt" style:font-size-complex="20pt"/>
    </style:style>
    <style:style style:name="Zitat_20_etc.-outline7" style:display-name="Zitat etc.-outline7" style:family="presentation" style:parent-style-name="Zitat_20_etc.-outline6">
      <style:paragraph-properties fo:margin-top="0.1cm" fo:margin-bottom="0cm"/>
      <style:text-properties fo:font-size="20pt" style:font-size-asian="20pt" style:font-size-complex="20pt"/>
    </style:style>
    <style:style style:name="Zitat_20_etc.-outline8" style:display-name="Zitat etc.-outline8" style:family="presentation" style:parent-style-name="Zitat_20_etc.-outline7">
      <style:paragraph-properties fo:margin-top="0.1cm" fo:margin-bottom="0cm"/>
      <style:text-properties fo:font-size="20pt" style:font-size-asian="20pt" style:font-size-complex="20pt"/>
    </style:style>
    <style:style style:name="Zitat_20_etc.-outline9" style:display-name="Zitat etc.-outline9" style:family="presentation" style:parent-style-name="Zitat_20_etc.-outline8">
      <style:paragraph-properties fo:margin-top="0.1cm" fo:margin-bottom="0cm"/>
      <style:text-properties fo:font-size="20pt" style:font-size-asian="20pt" style:font-size-complex="20pt"/>
    </style:style>
    <style:style style:name="Zitat_20_etc.-subtitle" style:display-name="Zitat etc.-subtitle" style:family="presentation">
      <style:graphic-properties draw:stroke="none" draw:fill="none" draw:textarea-vertical-align="middle">
        <text:list-style style:name="Zitat_20_etc.-subtitle" style:display-name="Zitat etc.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_20_etc.-title" style:display-name="Zitat etc.-title" style:family="presentation">
      <style:graphic-properties draw:stroke="none" draw:fill="none" draw:textarea-vertical-align="middle" style:writing-mode="lr-tb">
        <text:list-style style:name="Zitat_20_etc.-title" style:display-name="Zitat etc.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background" style:family="presentation">
      <style:graphic-properties draw:stroke="none" draw:fill="solid" draw:fill-color="#ffffff"/>
      <style:text-properties style:letter-kerning="true"/>
    </style:style>
    <style:style style:name="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outline1" style:family="presentation">
      <style:graphic-properties draw:stroke="none" draw:fill="none" draw:auto-grow-height="false" draw:fit-to-size="false" style:shrink-to-fit="true" style:writing-mode="lr-tb">
        <text:list-style style:name="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outline2" style:family="presentation" style:parent-style-name="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3" style:family="presentation" style:parent-style-name="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4" style:family="presentation" style:parent-style-name="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5" style:family="presentation" style:parent-style-name="Bild-outline4">
      <style:paragraph-properties fo:margin-top="0.1cm" fo:margin-bottom="0cm"/>
      <style:text-properties fo:font-size="20pt" style:font-size-asian="20pt" style:font-size-complex="20pt"/>
    </style:style>
    <style:style style:name="Bild-outline6" style:family="presentation" style:parent-style-name="Bild-outline5">
      <style:paragraph-properties fo:margin-top="0.1cm" fo:margin-bottom="0cm"/>
      <style:text-properties fo:font-size="20pt" style:font-size-asian="20pt" style:font-size-complex="20pt"/>
    </style:style>
    <style:style style:name="Bild-outline7" style:family="presentation" style:parent-style-name="Bild-outline6">
      <style:paragraph-properties fo:margin-top="0.1cm" fo:margin-bottom="0cm"/>
      <style:text-properties fo:font-size="20pt" style:font-size-asian="20pt" style:font-size-complex="20pt"/>
    </style:style>
    <style:style style:name="Bild-outline8" style:family="presentation" style:parent-style-name="Bild-outline7">
      <style:paragraph-properties fo:margin-top="0.1cm" fo:margin-bottom="0cm"/>
      <style:text-properties fo:font-size="20pt" style:font-size-asian="20pt" style:font-size-complex="20pt"/>
    </style:style>
    <style:style style:name="Bild-outline9" style:family="presentation" style:parent-style-name="Bild-outline8">
      <style:paragraph-properties fo:margin-top="0.1cm" fo:margin-bottom="0cm"/>
      <style:text-properties fo:font-size="20pt" style:font-size-asian="20pt" style:font-size-complex="20pt"/>
    </style:style>
    <style:style style:name="Bild-subtitle" style:family="presentation">
      <style:graphic-properties draw:stroke="none" draw:fill="none" draw:textarea-vertical-align="middle">
        <text:list-style style:name="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itle" style:family="presentation">
      <style:graphic-properties draw:stroke="none" draw:fill="none" draw:textarea-vertical-align="middle" style:writing-mode="lr-tb">
        <text:list-style style:name="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background" style:display-name="Titelfolie mit Sublogo-background" style:family="presentation">
      <style:graphic-properties draw:stroke="none" draw:fill="solid" draw:fill-color="#ffffff"/>
      <style:text-properties style:letter-kerning="true"/>
    </style:style>
    <style:style style:name="Titelfolie_20_mit_20_Sublogo-backgroundobjects" style:display-name="Titelfolie mit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Sublogo-notes" style:display-name="Titelfolie mit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Sublogo-outline1" style:display-name="Titelfolie mit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Sublogo-outline1" style:display-name="Titelfolie mit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outline2" style:display-name="Titelfolie mit Sublogo-outline2" style:family="presentation" style:parent-style-name="Titelfolie_20_mit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3" style:display-name="Titelfolie mit Sublogo-outline3" style:family="presentation" style:parent-style-name="Titelfolie_20_mit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4" style:display-name="Titelfolie mit Sublogo-outline4" style:family="presentation" style:parent-style-name="Titelfolie_20_mit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5" style:display-name="Titelfolie mit Sublogo-outline5" style:family="presentation" style:parent-style-name="Titelfolie_20_mit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Sublogo-outline6" style:display-name="Titelfolie mit Sublogo-outline6" style:family="presentation" style:parent-style-name="Titelfolie_20_mit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Sublogo-outline7" style:display-name="Titelfolie mit Sublogo-outline7" style:family="presentation" style:parent-style-name="Titelfolie_20_mit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Sublogo-outline8" style:display-name="Titelfolie mit Sublogo-outline8" style:family="presentation" style:parent-style-name="Titelfolie_20_mit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Sublogo-outline9" style:display-name="Titelfolie mit Sublogo-outline9" style:family="presentation" style:parent-style-name="Titelfolie_20_mit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Sublogo-subtitle" style:display-name="Titelfolie mit Sublogo-subtitle" style:family="presentation">
      <style:graphic-properties draw:stroke="none" draw:fill="none" draw:textarea-vertical-align="middle">
        <text:list-style style:name="Titelfolie_20_mit_20_Sublogo-subtitle" style:display-name="Titelfolie mit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Sublogo-title" style:display-name="Titelfolie mit Sublogo-title" style:family="presentation">
      <style:graphic-properties draw:stroke="none" draw:fill="none" draw:textarea-vertical-align="middle" style:writing-mode="lr-tb">
        <text:list-style style:name="Titelfolie_20_mit_20_Sublogo-title" style:display-name="Titelfolie mit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background" style:display-name="Titelfolie mit Bild und Sublogo-background" style:family="presentation">
      <style:graphic-properties draw:stroke="none" draw:fill="solid" draw:fill-color="#ffffff"/>
      <style:text-properties style:letter-kerning="true"/>
    </style:style>
    <style:style style:name="Titelfolie_20_mit_20_Bild_20_und_20_Sublogo-backgroundobjects" style:display-name="Titelfolie mit Bild und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_20_und_20_Sublogo-notes" style:display-name="Titelfolie mit Bild und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outline1" style:display-name="Titelfolie mit Bild und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_20_und_20_Sublogo-outline1" style:display-name="Titelfolie mit Bild und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outline2" style:display-name="Titelfolie mit Bild und Sublogo-outline2" style:family="presentation" style:parent-style-name="Titelfolie_20_mit_20_Bild_20_und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3" style:display-name="Titelfolie mit Bild und Sublogo-outline3" style:family="presentation" style:parent-style-name="Titelfolie_20_mit_20_Bild_20_und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4" style:display-name="Titelfolie mit Bild und Sublogo-outline4" style:family="presentation" style:parent-style-name="Titelfolie_20_mit_20_Bild_20_und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5" style:display-name="Titelfolie mit Bild und Sublogo-outline5" style:family="presentation" style:parent-style-name="Titelfolie_20_mit_20_Bild_20_und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6" style:display-name="Titelfolie mit Bild und Sublogo-outline6" style:family="presentation" style:parent-style-name="Titelfolie_20_mit_20_Bild_20_und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7" style:display-name="Titelfolie mit Bild und Sublogo-outline7" style:family="presentation" style:parent-style-name="Titelfolie_20_mit_20_Bild_20_und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8" style:display-name="Titelfolie mit Bild und Sublogo-outline8" style:family="presentation" style:parent-style-name="Titelfolie_20_mit_20_Bild_20_und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9" style:display-name="Titelfolie mit Bild und Sublogo-outline9" style:family="presentation" style:parent-style-name="Titelfolie_20_mit_20_Bild_20_und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subtitle" style:display-name="Titelfolie mit Bild und Sublogo-subtitle" style:family="presentation">
      <style:graphic-properties draw:stroke="none" draw:fill="none" draw:textarea-vertical-align="middle">
        <text:list-style style:name="Titelfolie_20_mit_20_Bild_20_und_20_Sublogo-subtitle" style:display-name="Titelfolie mit Bild und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title" style:display-name="Titelfolie mit Bild und Sublogo-title" style:family="presentation">
      <style:graphic-properties draw:stroke="none" draw:fill="none" draw:textarea-vertical-align="middle" style:writing-mode="lr-tb">
        <text:list-style style:name="Titelfolie_20_mit_20_Bild_20_und_20_Sublogo-title" style:display-name="Titelfolie mit Bild und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outline2" style:display-name="Titelfolie mit Bild-outline2" style:family="presentation" style:parent-style-name="Titelfolie_20_mit_20_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3" style:display-name="Titelfolie mit Bild-outline3" style:family="presentation" style:parent-style-name="Titelfolie_20_mit_20_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4" style:display-name="Titelfolie mit Bild-outline4" style:family="presentation" style:parent-style-name="Titelfolie_20_mit_20_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5" style:display-name="Titelfolie mit Bild-outline5" style:family="presentation" style:parent-style-name="Titelfolie_20_mit_20_Bild-outline4">
      <style:paragraph-properties fo:margin-top="0.1cm" fo:margin-bottom="0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.1cm" fo:margin-bottom="0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.1cm" fo:margin-bottom="0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.1cm" fo:margin-bottom="0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.1cm" fo:margin-bottom="0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 style:writing-mode="lr-tb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background" style:display-name=" Abschnittsüb. mit Sub-Logo-background" style:family="presentation">
      <style:graphic-properties draw:stroke="none" draw:fill="solid" draw:fill-color="#ffffff"/>
      <style:text-properties style:letter-kerning="true"/>
    </style:style>
    <style:style style:name="_20_Abschnittsüb._20_mit_20_Sub-Logo-backgroundobjects" style:display-name=" Abschnittsüb. mit Sub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Abschnittsüb._20_mit_20_Sub-Logo-notes" style:display-name=" Abschnittsüb. mit Sub-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outline1" style:display-name=" Abschnittsüb. mit Sub-Logo-outline1" style:family="presentation">
      <style:graphic-properties draw:stroke="none" draw:fill="none" draw:auto-grow-height="false" draw:fit-to-size="false" style:shrink-to-fit="true" style:writing-mode="lr-tb">
        <text:list-style style:name="_20_Abschnittsüb._20_mit_20_Sub-Logo-outline1" style:display-name=" Abschnittsüb. mit Sub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outline2" style:display-name=" Abschnittsüb. mit Sub-Logo-outline2" style:family="presentation" style:parent-style-name="_20_Abschnittsüb._20_mit_20_Sub-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3" style:display-name=" Abschnittsüb. mit Sub-Logo-outline3" style:family="presentation" style:parent-style-name="_20_Abschnittsüb._20_mit_20_Sub-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4" style:display-name=" Abschnittsüb. mit Sub-Logo-outline4" style:family="presentation" style:parent-style-name="_20_Abschnittsüb._20_mit_20_Sub-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5" style:display-name=" Abschnittsüb. mit Sub-Logo-outline5" style:family="presentation" style:parent-style-name="_20_Abschnittsüb._20_mit_20_Sub-Logo-outline4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6" style:display-name=" Abschnittsüb. mit Sub-Logo-outline6" style:family="presentation" style:parent-style-name="_20_Abschnittsüb._20_mit_20_Sub-Logo-outline5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7" style:display-name=" Abschnittsüb. mit Sub-Logo-outline7" style:family="presentation" style:parent-style-name="_20_Abschnittsüb._20_mit_20_Sub-Logo-outline6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8" style:display-name=" Abschnittsüb. mit Sub-Logo-outline8" style:family="presentation" style:parent-style-name="_20_Abschnittsüb._20_mit_20_Sub-Logo-outline7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9" style:display-name=" Abschnittsüb. mit Sub-Logo-outline9" style:family="presentation" style:parent-style-name="_20_Abschnittsüb._20_mit_20_Sub-Logo-outline8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subtitle" style:display-name=" Abschnittsüb. mit Sub-Logo-subtitle" style:family="presentation">
      <style:graphic-properties draw:stroke="none" draw:fill="none" draw:textarea-vertical-align="middle">
        <text:list-style style:name="_20_Abschnittsüb._20_mit_20_Sub-Logo-subtitle" style:display-name=" Abschnittsüb. mit Sub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title" style:display-name=" Abschnittsüb. mit Sub-Logo-title" style:family="presentation">
      <style:graphic-properties draw:stroke="none" draw:fill="none" draw:textarea-vertical-align="middle" style:writing-mode="lr-tb">
        <text:list-style style:name="_20_Abschnittsüb._20_mit_20_Sub-Logo-title" style:display-name=" Abschnittsüb. mit Sub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background" style:display-name="Logo klein - Titel und Inhalt-background" style:family="presentation">
      <style:graphic-properties draw:stroke="none" draw:fill="solid" draw:fill-color="#ffffff"/>
      <style:text-properties style:letter-kerning="true"/>
    </style:style>
    <style:style style:name="Logo_20_klein_20_-_20_Titel_20_und_20_Inhalt-backgroundobjects" style:display-name="Logo klein - 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itel_20_und_20_Inhalt-notes" style:display-name="Logo klein - 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outline1" style:display-name="Logo klein - Titel und Inhalt-outline1" style:family="presentation">
      <style:graphic-properties draw:stroke="none" draw:fill="none" draw:auto-grow-height="false" draw:fit-to-size="false" style:shrink-to-fit="true" style:writing-mode="lr-tb">
        <text:list-style style:name="Logo_20_klein_20_-_20_Titel_20_und_20_Inhalt-outline1" style:display-name="Logo klein - 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outline2" style:display-name="Logo klein - Titel und Inhalt-outline2" style:family="presentation" style:parent-style-name="Logo_20_klein_20_-_20_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3" style:display-name="Logo klein - Titel und Inhalt-outline3" style:family="presentation" style:parent-style-name="Logo_20_klein_20_-_20_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4" style:display-name="Logo klein - Titel und Inhalt-outline4" style:family="presentation" style:parent-style-name="Logo_20_klein_20_-_20_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5" style:display-name="Logo klein - Titel und Inhalt-outline5" style:family="presentation" style:parent-style-name="Logo_20_klein_20_-_20_Titel_20_und_20_Inhalt-outline4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6" style:display-name="Logo klein - Titel und Inhalt-outline6" style:family="presentation" style:parent-style-name="Logo_20_klein_20_-_20_Titel_20_und_20_Inhalt-outline5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7" style:display-name="Logo klein - Titel und Inhalt-outline7" style:family="presentation" style:parent-style-name="Logo_20_klein_20_-_20_Titel_20_und_20_Inhalt-outline6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8" style:display-name="Logo klein - Titel und Inhalt-outline8" style:family="presentation" style:parent-style-name="Logo_20_klein_20_-_20_Titel_20_und_20_Inhalt-outline7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9" style:display-name="Logo klein - Titel und Inhalt-outline9" style:family="presentation" style:parent-style-name="Logo_20_klein_20_-_20_Titel_20_und_20_Inhalt-outline8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subtitle" style:display-name="Logo klein - Titel und Inhalt-subtitle" style:family="presentation">
      <style:graphic-properties draw:stroke="none" draw:fill="none" draw:textarea-vertical-align="middle">
        <text:list-style style:name="Logo_20_klein_20_-_20_Titel_20_und_20_Inhalt-subtitle" style:display-name="Logo klein - 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title" style:display-name="Logo klein - Titel und Inhalt-title" style:family="presentation">
      <style:graphic-properties draw:stroke="none" draw:fill="none" draw:textarea-vertical-align="middle" style:writing-mode="lr-tb">
        <text:list-style style:name="Logo_20_klein_20_-_20_Titel_20_und_20_Inhalt-title" style:display-name="Logo klein - 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background" style:display-name="Logo klein - Fließtext 2-spalting-background" style:family="presentation">
      <style:graphic-properties draw:stroke="none" draw:fill="solid" draw:fill-color="#ffffff"/>
      <style:text-properties style:letter-kerning="true"/>
    </style:style>
    <style:style style:name="Logo_20_klein_20_-_20_Fließtext_20_2-spalting-backgroundobjects" style:display-name="Logo klein - 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Fließtext_20_2-spalting-notes" style:display-name="Logo klein - 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outline1" style:display-name="Logo klein - Fließtext 2-spalting-outline1" style:family="presentation">
      <style:graphic-properties draw:stroke="none" draw:fill="none" draw:auto-grow-height="false" draw:fit-to-size="false" style:shrink-to-fit="true" style:writing-mode="lr-tb">
        <text:list-style style:name="Logo_20_klein_20_-_20_Fließtext_20_2-spalting-outline1" style:display-name="Logo klein - 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outline2" style:display-name="Logo klein - Fließtext 2-spalting-outline2" style:family="presentation" style:parent-style-name="Logo_20_klein_20_-_20_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3" style:display-name="Logo klein - Fließtext 2-spalting-outline3" style:family="presentation" style:parent-style-name="Logo_20_klein_20_-_20_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4" style:display-name="Logo klein - Fließtext 2-spalting-outline4" style:family="presentation" style:parent-style-name="Logo_20_klein_20_-_20_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5" style:display-name="Logo klein - Fließtext 2-spalting-outline5" style:family="presentation" style:parent-style-name="Logo_20_klein_20_-_20_Fließtext_20_2-spalting-outline4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6" style:display-name="Logo klein - Fließtext 2-spalting-outline6" style:family="presentation" style:parent-style-name="Logo_20_klein_20_-_20_Fließtext_20_2-spalting-outline5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7" style:display-name="Logo klein - Fließtext 2-spalting-outline7" style:family="presentation" style:parent-style-name="Logo_20_klein_20_-_20_Fließtext_20_2-spalting-outline6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8" style:display-name="Logo klein - Fließtext 2-spalting-outline8" style:family="presentation" style:parent-style-name="Logo_20_klein_20_-_20_Fließtext_20_2-spalting-outline7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9" style:display-name="Logo klein - Fließtext 2-spalting-outline9" style:family="presentation" style:parent-style-name="Logo_20_klein_20_-_20_Fließtext_20_2-spalting-outline8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subtitle" style:display-name="Logo klein - Fließtext 2-spalting-subtitle" style:family="presentation">
      <style:graphic-properties draw:stroke="none" draw:fill="none" draw:textarea-vertical-align="middle">
        <text:list-style style:name="Logo_20_klein_20_-_20_Fließtext_20_2-spalting-subtitle" style:display-name="Logo klein - 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title" style:display-name="Logo klein - Fließtext 2-spalting-title" style:family="presentation">
      <style:graphic-properties draw:stroke="none" draw:fill="none" draw:textarea-vertical-align="middle" style:writing-mode="lr-tb">
        <text:list-style style:name="Logo_20_klein_20_-_20_Fließtext_20_2-spalting-title" style:display-name="Logo klein - 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background" style:display-name="Logo klein - Agenda-background" style:family="presentation">
      <style:graphic-properties draw:stroke="none" draw:fill="solid" draw:fill-color="#ffffff"/>
      <style:text-properties style:letter-kerning="true"/>
    </style:style>
    <style:style style:name="Logo_20_klein_20_-_20_Agenda-backgroundobjects" style:display-name="Logo klein - 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Agenda-notes" style:display-name="Logo klein - 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Agenda-outline1" style:display-name="Logo klein - Agenda-outline1" style:family="presentation">
      <style:graphic-properties draw:stroke="none" draw:fill="none" draw:auto-grow-height="false" draw:fit-to-size="false" style:shrink-to-fit="true" style:writing-mode="lr-tb">
        <text:list-style style:name="Logo_20_klein_20_-_20_Agenda-outline1" style:display-name="Logo klein - 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outline2" style:display-name="Logo klein - Agenda-outline2" style:family="presentation" style:parent-style-name="Logo_20_klein_20_-_20_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3" style:display-name="Logo klein - Agenda-outline3" style:family="presentation" style:parent-style-name="Logo_20_klein_20_-_20_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4" style:display-name="Logo klein - Agenda-outline4" style:family="presentation" style:parent-style-name="Logo_20_klein_20_-_20_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5" style:display-name="Logo klein - Agenda-outline5" style:family="presentation" style:parent-style-name="Logo_20_klein_20_-_20_Agenda-outline4">
      <style:paragraph-properties fo:margin-top="0.1cm" fo:margin-bottom="0cm"/>
      <style:text-properties fo:font-size="20pt" style:font-size-asian="20pt" style:font-size-complex="20pt"/>
    </style:style>
    <style:style style:name="Logo_20_klein_20_-_20_Agenda-outline6" style:display-name="Logo klein - Agenda-outline6" style:family="presentation" style:parent-style-name="Logo_20_klein_20_-_20_Agenda-outline5">
      <style:paragraph-properties fo:margin-top="0.1cm" fo:margin-bottom="0cm"/>
      <style:text-properties fo:font-size="20pt" style:font-size-asian="20pt" style:font-size-complex="20pt"/>
    </style:style>
    <style:style style:name="Logo_20_klein_20_-_20_Agenda-outline7" style:display-name="Logo klein - Agenda-outline7" style:family="presentation" style:parent-style-name="Logo_20_klein_20_-_20_Agenda-outline6">
      <style:paragraph-properties fo:margin-top="0.1cm" fo:margin-bottom="0cm"/>
      <style:text-properties fo:font-size="20pt" style:font-size-asian="20pt" style:font-size-complex="20pt"/>
    </style:style>
    <style:style style:name="Logo_20_klein_20_-_20_Agenda-outline8" style:display-name="Logo klein - Agenda-outline8" style:family="presentation" style:parent-style-name="Logo_20_klein_20_-_20_Agenda-outline7">
      <style:paragraph-properties fo:margin-top="0.1cm" fo:margin-bottom="0cm"/>
      <style:text-properties fo:font-size="20pt" style:font-size-asian="20pt" style:font-size-complex="20pt"/>
    </style:style>
    <style:style style:name="Logo_20_klein_20_-_20_Agenda-outline9" style:display-name="Logo klein - Agenda-outline9" style:family="presentation" style:parent-style-name="Logo_20_klein_20_-_20_Agenda-outline8">
      <style:paragraph-properties fo:margin-top="0.1cm" fo:margin-bottom="0cm"/>
      <style:text-properties fo:font-size="20pt" style:font-size-asian="20pt" style:font-size-complex="20pt"/>
    </style:style>
    <style:style style:name="Logo_20_klein_20_-_20_Agenda-subtitle" style:display-name="Logo klein - Agenda-subtitle" style:family="presentation">
      <style:graphic-properties draw:stroke="none" draw:fill="none" draw:textarea-vertical-align="middle">
        <text:list-style style:name="Logo_20_klein_20_-_20_Agenda-subtitle" style:display-name="Logo klein - 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Agenda-title" style:display-name="Logo klein - Agenda-title" style:family="presentation">
      <style:graphic-properties draw:stroke="none" draw:fill="none" draw:textarea-vertical-align="middle" style:writing-mode="lr-tb">
        <text:list-style style:name="Logo_20_klein_20_-_20_Agenda-title" style:display-name="Logo klein - 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background" style:display-name="Logo klein - 2 Inhalte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-backgroundobjects" style:display-name="Logo klein -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-notes" style:display-name="Logo klein - 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outline1" style:display-name="Logo klein - 2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-outline1" style:display-name="Logo klein -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outline2" style:display-name="Logo klein - 2 Inhalte-outline2" style:family="presentation" style:parent-style-name="Logo_20_klein_20_-_20_2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3" style:display-name="Logo klein - 2 Inhalte-outline3" style:family="presentation" style:parent-style-name="Logo_20_klein_20_-_20_2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4" style:display-name="Logo klein - 2 Inhalte-outline4" style:family="presentation" style:parent-style-name="Logo_20_klein_20_-_20_2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5" style:display-name="Logo klein - 2 Inhalte-outline5" style:family="presentation" style:parent-style-name="Logo_20_klein_20_-_20_2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6" style:display-name="Logo klein - 2 Inhalte-outline6" style:family="presentation" style:parent-style-name="Logo_20_klein_20_-_20_2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7" style:display-name="Logo klein - 2 Inhalte-outline7" style:family="presentation" style:parent-style-name="Logo_20_klein_20_-_20_2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8" style:display-name="Logo klein - 2 Inhalte-outline8" style:family="presentation" style:parent-style-name="Logo_20_klein_20_-_20_2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9" style:display-name="Logo klein - 2 Inhalte-outline9" style:family="presentation" style:parent-style-name="Logo_20_klein_20_-_20_2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-subtitle" style:display-name="Logo klein - 2 Inhalte-subtitle" style:family="presentation">
      <style:graphic-properties draw:stroke="none" draw:fill="none" draw:textarea-vertical-align="middle">
        <text:list-style style:name="Logo_20_klein_20_-_20_2_20_Inhalte-subtitle" style:display-name="Logo klein -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title" style:display-name="Logo klein - 2 Inhalte-title" style:family="presentation">
      <style:graphic-properties draw:stroke="none" draw:fill="none" draw:textarea-vertical-align="middle" style:writing-mode="lr-tb">
        <text:list-style style:name="Logo_20_klein_20_-_20_2_20_Inhalte-title" style:display-name="Logo klein -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background" style:display-name="Logo klein - 2 Inhalte mit 2 Überschriften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2_20_Überschriften-backgroundobjects" style:display-name="Logo klein - 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2_20_Überschriften-notes" style:display-name="Logo klein - 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outline1" style:display-name="Logo klein - 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2_20_Überschriften-outline1" style:display-name="Logo klein - 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outline2" style:display-name="Logo klein - 2 Inhalte mit 2 Überschriften-outline2" style:family="presentation" style:parent-style-name="Logo_20_klein_20_-_20_2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3" style:display-name="Logo klein - 2 Inhalte mit 2 Überschriften-outline3" style:family="presentation" style:parent-style-name="Logo_20_klein_20_-_20_2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4" style:display-name="Logo klein - 2 Inhalte mit 2 Überschriften-outline4" style:family="presentation" style:parent-style-name="Logo_20_klein_20_-_20_2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5" style:display-name="Logo klein - 2 Inhalte mit 2 Überschriften-outline5" style:family="presentation" style:parent-style-name="Logo_20_klein_20_-_20_2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6" style:display-name="Logo klein - 2 Inhalte mit 2 Überschriften-outline6" style:family="presentation" style:parent-style-name="Logo_20_klein_20_-_20_2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7" style:display-name="Logo klein - 2 Inhalte mit 2 Überschriften-outline7" style:family="presentation" style:parent-style-name="Logo_20_klein_20_-_20_2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8" style:display-name="Logo klein - 2 Inhalte mit 2 Überschriften-outline8" style:family="presentation" style:parent-style-name="Logo_20_klein_20_-_20_2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9" style:display-name="Logo klein - 2 Inhalte mit 2 Überschriften-outline9" style:family="presentation" style:parent-style-name="Logo_20_klein_20_-_20_2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subtitle" style:display-name="Logo klein - 2 Inhalte mit 2 Überschriften-subtitle" style:family="presentation">
      <style:graphic-properties draw:stroke="none" draw:fill="none" draw:textarea-vertical-align="middle">
        <text:list-style style:name="Logo_20_klein_20_-_20_2_20_Inhalte_20_mit_20_2_20_Überschriften-subtitle" style:display-name="Logo klein - 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title" style:display-name="Logo klein - 2 Inhalte mit 2 Überschriften-title" style:family="presentation">
      <style:graphic-properties draw:stroke="none" draw:fill="none" draw:textarea-vertical-align="middle" style:writing-mode="lr-tb">
        <text:list-style style:name="Logo_20_klein_20_-_20_2_20_Inhalte_20_mit_20_2_20_Überschriften-title" style:display-name="Logo klein - 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background" style:display-name="Logo klein - 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Titel_20_und_20_Zwischentitel-backgroundobjects" style:display-name="Logo klein - 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Titel_20_und_20_Zwischentitel-notes" style:display-name="Logo klein - 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outline1" style:display-name="Logo klein - 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Titel_20_und_20_Zwischentitel-outline1" style:display-name="Logo klein - 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outline2" style:display-name="Logo klein - 2 Inhalte mit Titel und Zwischentitel-outline2" style:family="presentation" style:parent-style-name="Logo_20_klein_20_-_20_2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3" style:display-name="Logo klein - 2 Inhalte mit Titel und Zwischentitel-outline3" style:family="presentation" style:parent-style-name="Logo_20_klein_20_-_20_2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4" style:display-name="Logo klein - 2 Inhalte mit Titel und Zwischentitel-outline4" style:family="presentation" style:parent-style-name="Logo_20_klein_20_-_20_2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5" style:display-name="Logo klein - 2 Inhalte mit Titel und Zwischentitel-outline5" style:family="presentation" style:parent-style-name="Logo_20_klein_20_-_20_2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6" style:display-name="Logo klein - 2 Inhalte mit Titel und Zwischentitel-outline6" style:family="presentation" style:parent-style-name="Logo_20_klein_20_-_20_2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7" style:display-name="Logo klein - 2 Inhalte mit Titel und Zwischentitel-outline7" style:family="presentation" style:parent-style-name="Logo_20_klein_20_-_20_2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8" style:display-name="Logo klein - 2 Inhalte mit Titel und Zwischentitel-outline8" style:family="presentation" style:parent-style-name="Logo_20_klein_20_-_20_2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9" style:display-name="Logo klein - 2 Inhalte mit Titel und Zwischentitel-outline9" style:family="presentation" style:parent-style-name="Logo_20_klein_20_-_20_2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subtitle" style:display-name="Logo klein - 2 Inhalte mit Titel und Zwischentitel-subtitle" style:family="presentation">
      <style:graphic-properties draw:stroke="none" draw:fill="none" draw:textarea-vertical-align="middle">
        <text:list-style style:name="Logo_20_klein_20_-_20_2_20_Inhalte_20_mit_20_Titel_20_und_20_Zwischentitel-subtitle" style:display-name="Logo klein - 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title" style:display-name="Logo klein - 2 Inhalte mit Titel und Zwischentitel-title" style:family="presentation">
      <style:graphic-properties draw:stroke="none" draw:fill="none" draw:textarea-vertical-align="middle" style:writing-mode="lr-tb">
        <text:list-style style:name="Logo_20_klein_20_-_20_2_20_Inhalte_20_mit_20_Titel_20_und_20_Zwischentitel-title" style:display-name="Logo klein - 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background" style:display-name="Logo klein - 3 Inhalte-background" style:family="presentation">
      <style:graphic-properties draw:stroke="none" draw:fill="solid" draw:fill-color="#ffffff"/>
      <style:text-properties style:letter-kerning="true"/>
    </style:style>
    <style:style style:name="Logo_20_klein_20_-_20_3_20_Inhalte-backgroundobjects" style:display-name="Logo klein - 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3_20_Inhalte-notes" style:display-name="Logo klein - 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outline1" style:display-name="Logo klein - 3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3_20_Inhalte-outline1" style:display-name="Logo klein - 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outline2" style:display-name="Logo klein - 3 Inhalte-outline2" style:family="presentation" style:parent-style-name="Logo_20_klein_20_-_20_3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3" style:display-name="Logo klein - 3 Inhalte-outline3" style:family="presentation" style:parent-style-name="Logo_20_klein_20_-_20_3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4" style:display-name="Logo klein - 3 Inhalte-outline4" style:family="presentation" style:parent-style-name="Logo_20_klein_20_-_20_3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5" style:display-name="Logo klein - 3 Inhalte-outline5" style:family="presentation" style:parent-style-name="Logo_20_klein_20_-_20_3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6" style:display-name="Logo klein - 3 Inhalte-outline6" style:family="presentation" style:parent-style-name="Logo_20_klein_20_-_20_3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7" style:display-name="Logo klein - 3 Inhalte-outline7" style:family="presentation" style:parent-style-name="Logo_20_klein_20_-_20_3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8" style:display-name="Logo klein - 3 Inhalte-outline8" style:family="presentation" style:parent-style-name="Logo_20_klein_20_-_20_3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9" style:display-name="Logo klein - 3 Inhalte-outline9" style:family="presentation" style:parent-style-name="Logo_20_klein_20_-_20_3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3_20_Inhalte-subtitle" style:display-name="Logo klein - 3 Inhalte-subtitle" style:family="presentation">
      <style:graphic-properties draw:stroke="none" draw:fill="none" draw:textarea-vertical-align="middle">
        <text:list-style style:name="Logo_20_klein_20_-_20_3_20_Inhalte-subtitle" style:display-name="Logo klein - 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title" style:display-name="Logo klein - 3 Inhalte-title" style:family="presentation">
      <style:graphic-properties draw:stroke="none" draw:fill="none" draw:textarea-vertical-align="middle" style:writing-mode="lr-tb">
        <text:list-style style:name="Logo_20_klein_20_-_20_3_20_Inhalte-title" style:display-name="Logo klein - 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background" style:display-name="Logo klein - Text und Bild groß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groß-backgroundobjects" style:display-name="Logo klein - 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groß-notes" style:display-name="Logo klein - 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outline1" style:display-name="Logo klein - Text und Bild groß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groß-outline1" style:display-name="Logo klein - 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outline2" style:display-name="Logo klein - Text und Bild groß-outline2" style:family="presentation" style:parent-style-name="Logo_20_klein_20_-_20_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3" style:display-name="Logo klein - Text und Bild groß-outline3" style:family="presentation" style:parent-style-name="Logo_20_klein_20_-_20_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4" style:display-name="Logo klein - Text und Bild groß-outline4" style:family="presentation" style:parent-style-name="Logo_20_klein_20_-_20_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5" style:display-name="Logo klein - Text und Bild groß-outline5" style:family="presentation" style:parent-style-name="Logo_20_klein_20_-_20_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6" style:display-name="Logo klein - Text und Bild groß-outline6" style:family="presentation" style:parent-style-name="Logo_20_klein_20_-_20_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7" style:display-name="Logo klein - Text und Bild groß-outline7" style:family="presentation" style:parent-style-name="Logo_20_klein_20_-_20_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8" style:display-name="Logo klein - Text und Bild groß-outline8" style:family="presentation" style:parent-style-name="Logo_20_klein_20_-_20_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9" style:display-name="Logo klein - Text und Bild groß-outline9" style:family="presentation" style:parent-style-name="Logo_20_klein_20_-_20_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subtitle" style:display-name="Logo klein - Text und Bild groß-subtitle" style:family="presentation">
      <style:graphic-properties draw:stroke="none" draw:fill="none" draw:textarea-vertical-align="middle">
        <text:list-style style:name="Logo_20_klein_20_-_20_Text_20_und_20_Bild_20_groß-subtitle" style:display-name="Logo klein - 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title" style:display-name="Logo klein - Text und Bild groß-title" style:family="presentation">
      <style:graphic-properties draw:stroke="none" draw:fill="none" draw:textarea-vertical-align="middle" style:writing-mode="lr-tb">
        <text:list-style style:name="Logo_20_klein_20_-_20_Text_20_und_20_Bild_20_groß-title" style:display-name="Logo klein - 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background" style:display-name="Logo klein - Text und Bild Querformat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Querformat-backgroundobjects" style:display-name="Logo klein - 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Querformat-notes" style:display-name="Logo klein - 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outline1" style:display-name="Logo klein - Text und Bild Querformat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Querformat-outline1" style:display-name="Logo klein - 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outline2" style:display-name="Logo klein - Text und Bild Querformat-outline2" style:family="presentation" style:parent-style-name="Logo_20_klein_20_-_20_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3" style:display-name="Logo klein - Text und Bild Querformat-outline3" style:family="presentation" style:parent-style-name="Logo_20_klein_20_-_20_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4" style:display-name="Logo klein - Text und Bild Querformat-outline4" style:family="presentation" style:parent-style-name="Logo_20_klein_20_-_20_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5" style:display-name="Logo klein - Text und Bild Querformat-outline5" style:family="presentation" style:parent-style-name="Logo_20_klein_20_-_20_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6" style:display-name="Logo klein - Text und Bild Querformat-outline6" style:family="presentation" style:parent-style-name="Logo_20_klein_20_-_20_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7" style:display-name="Logo klein - Text und Bild Querformat-outline7" style:family="presentation" style:parent-style-name="Logo_20_klein_20_-_20_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8" style:display-name="Logo klein - Text und Bild Querformat-outline8" style:family="presentation" style:parent-style-name="Logo_20_klein_20_-_20_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9" style:display-name="Logo klein - Text und Bild Querformat-outline9" style:family="presentation" style:parent-style-name="Logo_20_klein_20_-_20_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subtitle" style:display-name="Logo klein - Text und Bild Querformat-subtitle" style:family="presentation">
      <style:graphic-properties draw:stroke="none" draw:fill="none" draw:textarea-vertical-align="middle">
        <text:list-style style:name="Logo_20_klein_20_-_20_Text_20_und_20_Bild_20_Querformat-subtitle" style:display-name="Logo klein - 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title" style:display-name="Logo klein - Text und Bild Querformat-title" style:family="presentation">
      <style:graphic-properties draw:stroke="none" draw:fill="none" draw:textarea-vertical-align="middle" style:writing-mode="lr-tb">
        <text:list-style style:name="Logo_20_klein_20_-_20_Text_20_und_20_Bild_20_Querformat-title" style:display-name="Logo klein - 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background" style:display-name="Logo klein - Tabelle-background" style:family="presentation">
      <style:graphic-properties draw:stroke="none" draw:fill="solid" draw:fill-color="#ffffff"/>
      <style:text-properties style:letter-kerning="true"/>
    </style:style>
    <style:style style:name="Logo_20_klein_20_-_20_Tabelle-backgroundobjects" style:display-name="Logo klein -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abelle-notes" style:display-name="Logo klein - 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abelle-outline1" style:display-name="Logo klein - Tabelle-outline1" style:family="presentation">
      <style:graphic-properties draw:stroke="none" draw:fill="none" draw:auto-grow-height="false" draw:fit-to-size="false" style:shrink-to-fit="true" style:writing-mode="lr-tb">
        <text:list-style style:name="Logo_20_klein_20_-_20_Tabelle-outline1" style:display-name="Logo klein - 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outline2" style:display-name="Logo klein - Tabelle-outline2" style:family="presentation" style:parent-style-name="Logo_20_klein_20_-_20_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3" style:display-name="Logo klein - Tabelle-outline3" style:family="presentation" style:parent-style-name="Logo_20_klein_20_-_20_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4" style:display-name="Logo klein - Tabelle-outline4" style:family="presentation" style:parent-style-name="Logo_20_klein_20_-_20_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5" style:display-name="Logo klein - Tabelle-outline5" style:family="presentation" style:parent-style-name="Logo_20_klein_20_-_20_Tabelle-outline4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6" style:display-name="Logo klein - Tabelle-outline6" style:family="presentation" style:parent-style-name="Logo_20_klein_20_-_20_Tabelle-outline5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7" style:display-name="Logo klein - Tabelle-outline7" style:family="presentation" style:parent-style-name="Logo_20_klein_20_-_20_Tabelle-outline6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8" style:display-name="Logo klein - Tabelle-outline8" style:family="presentation" style:parent-style-name="Logo_20_klein_20_-_20_Tabelle-outline7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9" style:display-name="Logo klein - Tabelle-outline9" style:family="presentation" style:parent-style-name="Logo_20_klein_20_-_20_Tabelle-outline8">
      <style:paragraph-properties fo:margin-top="0.1cm" fo:margin-bottom="0cm"/>
      <style:text-properties fo:font-size="20pt" style:font-size-asian="20pt" style:font-size-complex="20pt"/>
    </style:style>
    <style:style style:name="Logo_20_klein_20_-_20_Tabelle-subtitle" style:display-name="Logo klein - Tabelle-subtitle" style:family="presentation">
      <style:graphic-properties draw:stroke="none" draw:fill="none" draw:textarea-vertical-align="middle">
        <text:list-style style:name="Logo_20_klein_20_-_20_Tabelle-subtitle" style:display-name="Logo klein - 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abelle-title" style:display-name="Logo klein - Tabelle-title" style:family="presentation">
      <style:graphic-properties draw:stroke="none" draw:fill="none" draw:textarea-vertical-align="middle" style:writing-mode="lr-tb">
        <text:list-style style:name="Logo_20_klein_20_-_20_Tabelle-title" style:display-name="Logo klein - 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background" style:display-name="Logo klein - Text und Diagramm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Diagramm-backgroundobjects" style:display-name="Logo klein - 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Diagramm-notes" style:display-name="Logo klein - 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outline1" style:display-name="Logo klein - Text und Diagramm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Diagramm-outline1" style:display-name="Logo klein - 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outline2" style:display-name="Logo klein - Text und Diagramm-outline2" style:family="presentation" style:parent-style-name="Logo_20_klein_20_-_20_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3" style:display-name="Logo klein - Text und Diagramm-outline3" style:family="presentation" style:parent-style-name="Logo_20_klein_20_-_20_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4" style:display-name="Logo klein - Text und Diagramm-outline4" style:family="presentation" style:parent-style-name="Logo_20_klein_20_-_20_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5" style:display-name="Logo klein - Text und Diagramm-outline5" style:family="presentation" style:parent-style-name="Logo_20_klein_20_-_20_Text_20_und_20_Diagramm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6" style:display-name="Logo klein - Text und Diagramm-outline6" style:family="presentation" style:parent-style-name="Logo_20_klein_20_-_20_Text_20_und_20_Diagramm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7" style:display-name="Logo klein - Text und Diagramm-outline7" style:family="presentation" style:parent-style-name="Logo_20_klein_20_-_20_Text_20_und_20_Diagramm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8" style:display-name="Logo klein - Text und Diagramm-outline8" style:family="presentation" style:parent-style-name="Logo_20_klein_20_-_20_Text_20_und_20_Diagramm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9" style:display-name="Logo klein - Text und Diagramm-outline9" style:family="presentation" style:parent-style-name="Logo_20_klein_20_-_20_Text_20_und_20_Diagramm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subtitle" style:display-name="Logo klein - Text und Diagramm-subtitle" style:family="presentation">
      <style:graphic-properties draw:stroke="none" draw:fill="none" draw:textarea-vertical-align="middle">
        <text:list-style style:name="Logo_20_klein_20_-_20_Text_20_und_20_Diagramm-subtitle" style:display-name="Logo klein - 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title" style:display-name="Logo klein - Text und Diagramm-title" style:family="presentation">
      <style:graphic-properties draw:stroke="none" draw:fill="none" draw:textarea-vertical-align="middle" style:writing-mode="lr-tb">
        <text:list-style style:name="Logo_20_klein_20_-_20_Text_20_und_20_Diagramm-title" style:display-name="Logo klein - 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background" style:family="presentation">
      <style:graphic-properties draw:stroke="none" draw:fill="solid" draw:fill-color="#ffffff"/>
      <style:text-properties style:letter-kerning="true"/>
    </style:style>
    <style:style style:name="Konta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-outline1" style:family="presentation">
      <style:graphic-properties draw:stroke="none" draw:fill="none" draw:auto-grow-height="false" draw:fit-to-size="false" style:shrink-to-fit="true" style:writing-mode="lr-tb">
        <text:list-style style:name="Konta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outline2" style:family="presentation" style:parent-style-name="Kontak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3" style:family="presentation" style:parent-style-name="Kontak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4" style:family="presentation" style:parent-style-name="Kontak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5" style:family="presentation" style:parent-style-name="Kontakt-outline4">
      <style:paragraph-properties fo:margin-top="0.1cm" fo:margin-bottom="0cm"/>
      <style:text-properties fo:font-size="20pt" style:font-size-asian="20pt" style:font-size-complex="20pt"/>
    </style:style>
    <style:style style:name="Kontakt-outline6" style:family="presentation" style:parent-style-name="Kontakt-outline5">
      <style:paragraph-properties fo:margin-top="0.1cm" fo:margin-bottom="0cm"/>
      <style:text-properties fo:font-size="20pt" style:font-size-asian="20pt" style:font-size-complex="20pt"/>
    </style:style>
    <style:style style:name="Kontakt-outline7" style:family="presentation" style:parent-style-name="Kontakt-outline6">
      <style:paragraph-properties fo:margin-top="0.1cm" fo:margin-bottom="0cm"/>
      <style:text-properties fo:font-size="20pt" style:font-size-asian="20pt" style:font-size-complex="20pt"/>
    </style:style>
    <style:style style:name="Kontakt-outline8" style:family="presentation" style:parent-style-name="Kontakt-outline7">
      <style:paragraph-properties fo:margin-top="0.1cm" fo:margin-bottom="0cm"/>
      <style:text-properties fo:font-size="20pt" style:font-size-asian="20pt" style:font-size-complex="20pt"/>
    </style:style>
    <style:style style:name="Kontakt-outline9" style:family="presentation" style:parent-style-name="Kontakt-outline8">
      <style:paragraph-properties fo:margin-top="0.1cm" fo:margin-bottom="0cm"/>
      <style:text-properties fo:font-size="20pt" style:font-size-asian="20pt" style:font-size-complex="20pt"/>
    </style:style>
    <style:style style:name="Kontakt-subtitle" style:family="presentation">
      <style:graphic-properties draw:stroke="none" draw:fill="none" draw:textarea-vertical-align="middle">
        <text:list-style style:name="Konta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-title" style:family="presentation">
      <style:graphic-properties draw:stroke="none" draw:fill="none" draw:textarea-vertical-align="middle" style:writing-mode="lr-tb">
        <text:list-style style:name="Konta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background" style:display-name="Fließtext 2-spalting-background" style:family="presentation">
      <style:graphic-properties draw:stroke="none" draw:fill="solid" draw:fill-color="#ffffff"/>
      <style:text-properties style:letter-kerning="true"/>
    </style:style>
    <style:style style:name="Fließtext_20_2-spalting-backgroundobjects" style:display-name="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ließtext_20_2-spalting-notes" style:display-name="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ießtext_20_2-spalting-outline1" style:display-name="Fließtext 2-spalting-outline1" style:family="presentation">
      <style:graphic-properties draw:stroke="none" draw:fill="none" draw:auto-grow-height="false" draw:fit-to-size="false" style:shrink-to-fit="true" style:writing-mode="lr-tb">
        <text:list-style style:name="Fließtext_20_2-spalting-outline1" style:display-name="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outline2" style:display-name="Fließtext 2-spalting-outline2" style:family="presentation" style:parent-style-name="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3" style:display-name="Fließtext 2-spalting-outline3" style:family="presentation" style:parent-style-name="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4" style:display-name="Fließtext 2-spalting-outline4" style:family="presentation" style:parent-style-name="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5" style:display-name="Fließtext 2-spalting-outline5" style:family="presentation" style:parent-style-name="Fließtext_20_2-spalting-outline4">
      <style:paragraph-properties fo:margin-top="0.1cm" fo:margin-bottom="0cm"/>
      <style:text-properties fo:font-size="20pt" style:font-size-asian="20pt" style:font-size-complex="20pt"/>
    </style:style>
    <style:style style:name="Fließtext_20_2-spalting-outline6" style:display-name="Fließtext 2-spalting-outline6" style:family="presentation" style:parent-style-name="Fließtext_20_2-spalting-outline5">
      <style:paragraph-properties fo:margin-top="0.1cm" fo:margin-bottom="0cm"/>
      <style:text-properties fo:font-size="20pt" style:font-size-asian="20pt" style:font-size-complex="20pt"/>
    </style:style>
    <style:style style:name="Fließtext_20_2-spalting-outline7" style:display-name="Fließtext 2-spalting-outline7" style:family="presentation" style:parent-style-name="Fließtext_20_2-spalting-outline6">
      <style:paragraph-properties fo:margin-top="0.1cm" fo:margin-bottom="0cm"/>
      <style:text-properties fo:font-size="20pt" style:font-size-asian="20pt" style:font-size-complex="20pt"/>
    </style:style>
    <style:style style:name="Fließtext_20_2-spalting-outline8" style:display-name="Fließtext 2-spalting-outline8" style:family="presentation" style:parent-style-name="Fließtext_20_2-spalting-outline7">
      <style:paragraph-properties fo:margin-top="0.1cm" fo:margin-bottom="0cm"/>
      <style:text-properties fo:font-size="20pt" style:font-size-asian="20pt" style:font-size-complex="20pt"/>
    </style:style>
    <style:style style:name="Fließtext_20_2-spalting-outline9" style:display-name="Fließtext 2-spalting-outline9" style:family="presentation" style:parent-style-name="Fließtext_20_2-spalting-outline8">
      <style:paragraph-properties fo:margin-top="0.1cm" fo:margin-bottom="0cm"/>
      <style:text-properties fo:font-size="20pt" style:font-size-asian="20pt" style:font-size-complex="20pt"/>
    </style:style>
    <style:style style:name="Fließtext_20_2-spalting-subtitle" style:display-name="Fließtext 2-spalting-subtitle" style:family="presentation">
      <style:graphic-properties draw:stroke="none" draw:fill="none" draw:textarea-vertical-align="middle">
        <text:list-style style:name="Fließtext_20_2-spalting-subtitle" style:display-name="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ießtext_20_2-spalting-title" style:display-name="Fließtext 2-spalting-title" style:family="presentation">
      <style:graphic-properties draw:stroke="none" draw:fill="none" draw:textarea-vertical-align="middle" style:writing-mode="lr-tb">
        <text:list-style style:name="Fließtext_20_2-spalting-title" style:display-name="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outline2" style:family="presentation" style:parent-style-name="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3" style:family="presentation" style:parent-style-name="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4" style:family="presentation" style:parent-style-name="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background" style:display-name="2 Inhalte-background" style:family="presentation">
      <style:graphic-properties draw:stroke="none" draw:fill="solid" draw:fill-color="#ffffff"/>
      <style:text-properties style:letter-kerning="true"/>
    </style:style>
    <style:style style:name="_32__20_Inhalte-backgroundobjects" style:display-name="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-notes" style:display-name="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-outline1" style:display-name="2 Inhalte-outline1" style:family="presentation">
      <style:graphic-properties draw:stroke="none" draw:fill="none" draw:auto-grow-height="false" draw:fit-to-size="false" style:shrink-to-fit="true" style:writing-mode="lr-tb">
        <text:list-style style:name="_32__20_Inhalte-outline1" style:display-name="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outline2" style:display-name="2 Inhalte-outline2" style:family="presentation" style:parent-style-name="_32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3" style:display-name="2 Inhalte-outline3" style:family="presentation" style:parent-style-name="_32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4" style:display-name="2 Inhalte-outline4" style:family="presentation" style:parent-style-name="_32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5" style:display-name="2 Inhalte-outline5" style:family="presentation" style:parent-style-name="_32__20_Inhalte-outline4">
      <style:paragraph-properties fo:margin-top="0.1cm" fo:margin-bottom="0cm"/>
      <style:text-properties fo:font-size="20pt" style:font-size-asian="20pt" style:font-size-complex="20pt"/>
    </style:style>
    <style:style style:name="_32__20_Inhalte-outline6" style:display-name="2 Inhalte-outline6" style:family="presentation" style:parent-style-name="_32__20_Inhalte-outline5">
      <style:paragraph-properties fo:margin-top="0.1cm" fo:margin-bottom="0cm"/>
      <style:text-properties fo:font-size="20pt" style:font-size-asian="20pt" style:font-size-complex="20pt"/>
    </style:style>
    <style:style style:name="_32__20_Inhalte-outline7" style:display-name="2 Inhalte-outline7" style:family="presentation" style:parent-style-name="_32__20_Inhalte-outline6">
      <style:paragraph-properties fo:margin-top="0.1cm" fo:margin-bottom="0cm"/>
      <style:text-properties fo:font-size="20pt" style:font-size-asian="20pt" style:font-size-complex="20pt"/>
    </style:style>
    <style:style style:name="_32__20_Inhalte-outline8" style:display-name="2 Inhalte-outline8" style:family="presentation" style:parent-style-name="_32__20_Inhalte-outline7">
      <style:paragraph-properties fo:margin-top="0.1cm" fo:margin-bottom="0cm"/>
      <style:text-properties fo:font-size="20pt" style:font-size-asian="20pt" style:font-size-complex="20pt"/>
    </style:style>
    <style:style style:name="_32__20_Inhalte-outline9" style:display-name="2 Inhalte-outline9" style:family="presentation" style:parent-style-name="_32__20_Inhalte-outline8">
      <style:paragraph-properties fo:margin-top="0.1cm" fo:margin-bottom="0cm"/>
      <style:text-properties fo:font-size="20pt" style:font-size-asian="20pt" style:font-size-complex="20pt"/>
    </style:style>
    <style:style style:name="_32__20_Inhalte-subtitle" style:display-name="2 Inhalte-subtitle" style:family="presentation">
      <style:graphic-properties draw:stroke="none" draw:fill="none" draw:textarea-vertical-align="middle">
        <text:list-style style:name="_32__20_Inhalte-subtitle" style:display-name="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-title" style:display-name="2 Inhalte-title" style:family="presentation">
      <style:graphic-properties draw:stroke="none" draw:fill="none" draw:textarea-vertical-align="middle" style:writing-mode="lr-tb">
        <text:list-style style:name="_32__20_Inhalte-title" style:display-name="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background" style:display-name="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_32__20_Inhalte_20_mit_20_Titel_20_und_20_Zwischentitel-backgroundobjects" style:display-name="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Titel_20_und_20_Zwischentitel-notes" style:display-name="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outline1" style:display-name="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Titel_20_und_20_Zwischentitel-outline1" style:display-name="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outline2" style:display-name="2 Inhalte mit Titel und Zwischentitel-outline2" style:family="presentation" style:parent-style-name="_32_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3" style:display-name="2 Inhalte mit Titel und Zwischentitel-outline3" style:family="presentation" style:parent-style-name="_32_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4" style:display-name="2 Inhalte mit Titel und Zwischentitel-outline4" style:family="presentation" style:parent-style-name="_32_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5" style:display-name="2 Inhalte mit Titel und Zwischentitel-outline5" style:family="presentation" style:parent-style-name="_32_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6" style:display-name="2 Inhalte mit Titel und Zwischentitel-outline6" style:family="presentation" style:parent-style-name="_32_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7" style:display-name="2 Inhalte mit Titel und Zwischentitel-outline7" style:family="presentation" style:parent-style-name="_32_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8" style:display-name="2 Inhalte mit Titel und Zwischentitel-outline8" style:family="presentation" style:parent-style-name="_32_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9" style:display-name="2 Inhalte mit Titel und Zwischentitel-outline9" style:family="presentation" style:parent-style-name="_32_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subtitle" style:display-name="2 Inhalte mit Titel und Zwischentitel-subtitle" style:family="presentation">
      <style:graphic-properties draw:stroke="none" draw:fill="none" draw:textarea-vertical-align="middle">
        <text:list-style style:name="_32__20_Inhalte_20_mit_20_Titel_20_und_20_Zwischentitel-subtitle" style:display-name="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title" style:display-name="2 Inhalte mit Titel und Zwischentitel-title" style:family="presentation">
      <style:graphic-properties draw:stroke="none" draw:fill="none" draw:textarea-vertical-align="middle" style:writing-mode="lr-tb">
        <text:list-style style:name="_32__20_Inhalte_20_mit_20_Titel_20_und_20_Zwischentitel-title" style:display-name="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background" style:display-name="3 Inhalte-background" style:family="presentation">
      <style:graphic-properties draw:stroke="none" draw:fill="solid" draw:fill-color="#ffffff"/>
      <style:text-properties style:letter-kerning="true"/>
    </style:style>
    <style:style style:name="_33__20_Inhalte-backgroundobjects" style:display-name="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Inhalte-notes" style:display-name="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Inhalte-outline1" style:display-name="3 Inhalte-outline1" style:family="presentation">
      <style:graphic-properties draw:stroke="none" draw:fill="none" draw:auto-grow-height="false" draw:fit-to-size="false" style:shrink-to-fit="true" style:writing-mode="lr-tb">
        <text:list-style style:name="_33__20_Inhalte-outline1" style:display-name="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outline2" style:display-name="3 Inhalte-outline2" style:family="presentation" style:parent-style-name="_33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3" style:display-name="3 Inhalte-outline3" style:family="presentation" style:parent-style-name="_33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4" style:display-name="3 Inhalte-outline4" style:family="presentation" style:parent-style-name="_33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5" style:display-name="3 Inhalte-outline5" style:family="presentation" style:parent-style-name="_33__20_Inhalte-outline4">
      <style:paragraph-properties fo:margin-top="0.1cm" fo:margin-bottom="0cm"/>
      <style:text-properties fo:font-size="20pt" style:font-size-asian="20pt" style:font-size-complex="20pt"/>
    </style:style>
    <style:style style:name="_33__20_Inhalte-outline6" style:display-name="3 Inhalte-outline6" style:family="presentation" style:parent-style-name="_33__20_Inhalte-outline5">
      <style:paragraph-properties fo:margin-top="0.1cm" fo:margin-bottom="0cm"/>
      <style:text-properties fo:font-size="20pt" style:font-size-asian="20pt" style:font-size-complex="20pt"/>
    </style:style>
    <style:style style:name="_33__20_Inhalte-outline7" style:display-name="3 Inhalte-outline7" style:family="presentation" style:parent-style-name="_33__20_Inhalte-outline6">
      <style:paragraph-properties fo:margin-top="0.1cm" fo:margin-bottom="0cm"/>
      <style:text-properties fo:font-size="20pt" style:font-size-asian="20pt" style:font-size-complex="20pt"/>
    </style:style>
    <style:style style:name="_33__20_Inhalte-outline8" style:display-name="3 Inhalte-outline8" style:family="presentation" style:parent-style-name="_33__20_Inhalte-outline7">
      <style:paragraph-properties fo:margin-top="0.1cm" fo:margin-bottom="0cm"/>
      <style:text-properties fo:font-size="20pt" style:font-size-asian="20pt" style:font-size-complex="20pt"/>
    </style:style>
    <style:style style:name="_33__20_Inhalte-outline9" style:display-name="3 Inhalte-outline9" style:family="presentation" style:parent-style-name="_33__20_Inhalte-outline8">
      <style:paragraph-properties fo:margin-top="0.1cm" fo:margin-bottom="0cm"/>
      <style:text-properties fo:font-size="20pt" style:font-size-asian="20pt" style:font-size-complex="20pt"/>
    </style:style>
    <style:style style:name="_33__20_Inhalte-subtitle" style:display-name="3 Inhalte-subtitle" style:family="presentation">
      <style:graphic-properties draw:stroke="none" draw:fill="none" draw:textarea-vertical-align="middle">
        <text:list-style style:name="_33__20_Inhalte-subtitle" style:display-name="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Inhalte-title" style:display-name="3 Inhalte-title" style:family="presentation">
      <style:graphic-properties draw:stroke="none" draw:fill="none" draw:textarea-vertical-align="middle" style:writing-mode="lr-tb">
        <text:list-style style:name="_33__20_Inhalte-title" style:display-name="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66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svg:stroke-linecap="butt" draw:fill="solid" draw:fill-color="#0066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89cm, 0cm)" draw:image-opacity="100%" style:mirror="none" loext:decorative="true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_32_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_32__20_Inhalte_20_mit_20_2_20_Überschrifte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_32_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_32_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ext_20_und_20_Bild_20_groß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ext_20_und_20_Bild_20_Querforma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ext_20_und_20_Diagramm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Vide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Vide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Vide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Vide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Vide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Vide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Zitat_20_etc.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Zitat_20_etc.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itat_20_etc.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itat_20_etc.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Zitat_20_etc.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Bild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50" style:family="presentation" style:parent-style-name="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Bil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56" style:family="presentation" style:parent-style-name="Titelfolie_20_mit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elfolie_20_mit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9" style:family="presentation" style:parent-style-name="Titelfolie_20_mit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0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61" style:family="presentation" style:parent-style-name="Titelfolie_20_mit_20_Bild_20_und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Titelfolie_20_mit_20_Bild_20_und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Titelfolie_20_mit_20_Bild_20_und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Titelfolie_20_mit_20_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8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Titelfolie_20_mit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3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74" style:family="presentation" style:parent-style-name="_20_Abschnittsüb._20_mit_20_Sub-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_20_Abschnittsüb._20_mit_20_Sub-Log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_20_Abschnittsüb._20_mit_20_Sub-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8" style:family="presentation" style:parent-style-name="_20_Abschnittsüb._20_mit_20_Sub-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9" style:family="presentation" style:parent-style-name="Logo_20_klein_20_-_20_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0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1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Logo_20_klein_20_-_20_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Logo_20_klein_20_-_20_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4" style:family="presentation" style:parent-style-name="Logo_20_klein_20_-_20_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5" style:family="presentation" style:parent-style-name="Logo_20_klein_20_-_20_Fließtext_20_2-spalti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6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87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8" style:family="presentation" style:parent-style-name="Logo_20_klein_20_-_20_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9" style:family="presentation" style:parent-style-name="Logo_20_klein_20_-_20_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0" style:family="presentation" style:parent-style-name="Logo_20_klein_20_-_20_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1" style:family="presentation" style:parent-style-name="Logo_20_klein_20_-_20_Agenda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2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3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Logo_20_klein_20_-_20_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Logo_20_klein_20_-_20_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6" style:family="presentation" style:parent-style-name="Logo_20_klein_20_-_20_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7" style:family="presentation" style:parent-style-name="Logo_20_klein_20_-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8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9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Logo_20_klein_20_-_20_2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Logo_20_klein_20_-_20_2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2" style:family="presentation" style:parent-style-name="Logo_20_klein_20_-_20_2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3" style:family="presentation" style:parent-style-name="Logo_20_klein_20_-_20_2_20_Inhalte_20_mit_20_2_20_Überschrifte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4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5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Logo_20_klein_20_-_20_2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Logo_20_klein_20_-_20_2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8" style:family="presentation" style:parent-style-name="Logo_20_klein_20_-_20_2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9" style:family="presentation" style:parent-style-name="Logo_20_klein_20_-_20_2_20_Inhalte_20_mit_20_Titel_20_und_20_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0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1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Logo_20_klein_20_-_20_2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Logo_20_klein_20_-_20_2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4" style:family="presentation" style:parent-style-name="Logo_20_klein_20_-_20_2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5" style:family="presentation" style:parent-style-name="Logo_20_klein_20_-_20_3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6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8" style:family="presentation" style:parent-style-name="Logo_20_klein_20_-_20_3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9" style:family="presentation" style:parent-style-name="Logo_20_klein_20_-_20_3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0" style:family="presentation" style:parent-style-name="Logo_20_klein_20_-_20_3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1" style:family="presentation" style:parent-style-name="Logo_20_klein_20_-_20_Text_20_und_20_Bild_20_groß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3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4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Logo_20_klein_20_-_20_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6" style:family="presentation" style:parent-style-name="Logo_20_klein_20_-_20_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7" style:family="presentation" style:parent-style-name="Logo_20_klein_20_-_20_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8" style:family="presentation" style:parent-style-name="Logo_20_klein_20_-_20_Text_20_und_20_Bild_20_Querforma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0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31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2" style:family="presentation" style:parent-style-name="Logo_20_klein_20_-_20_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Logo_20_klein_20_-_20_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4" style:family="presentation" style:parent-style-name="Logo_20_klein_20_-_20_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3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9" style:family="presentation" style:parent-style-name="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0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1" style:family="presentation" style:parent-style-name="Logo_20_klein_20_-_20_Tabel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2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3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4" style:family="presentation" style:parent-style-name="Logo_20_klein_20_-_20_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Logo_20_klein_20_-_20_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6" style:family="presentation" style:parent-style-name="Logo_20_klein_20_-_20_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7" style:family="presentation" style:parent-style-name="Logo_20_klein_20_-_20_Text_20_und_20_Diagramm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8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50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1" style:family="presentation" style:parent-style-name="Logo_20_klein_20_-_20_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2" style:family="presentation" style:parent-style-name="Logo_20_klein_20_-_20_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3" style:family="presentation" style:parent-style-name="Logo_20_klein_20_-_20_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4" style:family="presentation" style:parent-style-name="Kontak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Kontak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6" style:family="presentation" style:parent-style-name="Kontak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7" style:family="presentation" style:parent-style-name="Kontak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8" style:family="presentation" style:parent-style-name="Kontak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9" style:family="presentation" style:parent-style-name="Le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0" style:family="presentation" style:parent-style-name="Le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1" style:family="presentation" style:parent-style-name="Fließtext_20_2-spalti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2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163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5" style:family="presentation" style:parent-style-name="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6" style:family="presentation" style:parent-style-name="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7" style:family="presentation" style:parent-style-name="A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9" style:family="presentation" style:parent-style-name="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0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1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2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3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4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5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6" style:family="presentation" style:parent-style-name="Abschnitts-_a_überschrif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8" style:family="presentation" style:parent-style-name="_32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9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0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1" style:family="presentation" style:parent-style-name="_32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2" style:family="presentation" style:parent-style-name="_32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3" style:family="presentation" style:parent-style-name="_32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4" style:family="presentation" style:parent-style-name="_32__20_Inhalte_20_mit_20_Titel_20_und_20_Zwischen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85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6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7" style:family="presentation" style:parent-style-name="_32_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8" style:family="presentation" style:parent-style-name="_32_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9" style:family="presentation" style:parent-style-name="_32_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0" style:family="presentation" style:parent-style-name="_33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2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3" style:family="presentation" style:parent-style-name="_33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4" style:family="presentation" style:parent-style-name="_33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5" style:family="presentation" style:parent-style-name="_33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.212cm" fo:margin-bottom="0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8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5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.75cm" fo:margin-right="0cm" fo:margin-top="0.212cm" fo:margin-bottom="0cm" fo:line-height="90%" fo:text-align="end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left="0.75cm" fo:margin-right="0cm" fo:margin-top="0.212cm" fo:margin-bottom="0cm" fo:line-height="90%" fo:text-align="start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0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3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54pt" fo:letter-spacing="normal" fo:language="de" fo:country="AT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4pt" fo:letter-spacing="normal" fo:language="de" fo:country="A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de" fo:country="AT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000000" loext:opacity="100%" style:text-outline="false" style:text-line-through-style="none" style:text-line-through-type="none" style:text-position="0% 100%" style:font-name="Arial1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text-transform="uppercase" fo:color="#ffffff" loext:opacity="100%" style:text-outline="false" style:text-line-through-style="none" style:text-line-through-type="none" style:text-position="0% 100%" style:font-name="Arial1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MT2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22pt" fo:letter-spacing="normal" fo:language="de" fo:country="AT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accent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28pt" fo:letter-spacing="normal" fo:language="de" fo:country="AT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" fo:color="#006699" fo:font-size="90%"/>
      </text:list-level-style-bullet>
      <text:list-level-style-bullet text:level="5" text:bullet-char="■">
        <style:list-level-properties text:space-before="3.007cm" text:min-label-width="0.741cm"/>
        <style:text-properties style:font-name="Arial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" fo:color="#006699" fo:font-size="90%"/>
      </text:list-level-style-bullet>
      <text:list-level-style-bullet text:level="5" text:bullet-char="■">
        <style:list-level-properties text:space-before="1.504cm" text:min-label-width="0.745cm"/>
        <style:text-properties style:font-name="Arial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" draw:text-style-name="MP8" draw:layer="backgroundobjects" svg:width="26.603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2" draw:text-style-name="MP10" draw:layer="backgroundobjects" svg:width="11.452cm" svg:height="0.648cm" svg:x="21.082cm" svg:y="17.814cm" presentation:class="outline" presentation:user-transformed="true">
        <draw:text-box>
          <text:list text:style-name="ML2">
            <text:list-item>
              <text:p text:style-name="MP9"><text:span text:style-name="MT3">www.tuwien.at</text:span></text:p>
            </text:list-item>
          </text:list>
        </draw:text-box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2_20_Überschriften" style:display-name="2 Inhalte mit 2 Überschriften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Foliennummernplatzhalter 6" presentation:style-name="Mpr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itel 43" presentation:style-name="Mpr6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Inhaltsplatzhalter 2" presentation:style-name="Mpr7" draw:text-style-name="MP17" draw:layer="backgroundobjects" svg:width="12.399cm" svg:height="8.62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8" draw:text-style-name="MP13" draw:layer="backgroundobjects" svg:width="12.399cm" svg:height="2.301cm" svg:x="17.833cm" svg:y="4.304cm" presentation:class="outline" presentation:user-transformed="true">
        <draw:text-box>
          <text:p text:style-name="MP18"><text:span text:style-name="MT10">Titel kurz</text:span></text:p>
        </draw:text-box>
      </draw:frame>
      <draw:frame draw:name="Inhaltsplatzhalter 3" presentation:style-name="Mpr7" draw:text-style-name="MP17" draw:layer="backgroundobjects" svg:width="12.399cm" svg:height="8.62cm" svg:x="17.8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presentation:notes style:page-layout-name="PM2">
        <draw:page-thumbnail presentation:style-name="_32__20_Inhalte_20_mit_20_2_20_Überschriften-title" draw:layer="backgroundobjects" svg:width="0.001cm" svg:height="0.001cm" svg:x="0cm" svg:y="2.123cm" presentation:class="page"/>
        <draw:frame presentation:style-name="_32_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groß" style:display-name="Text und Bild groß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Textplatzhalter 6" presentation:style-name="Mpr1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groß-title" draw:layer="backgroundobjects" svg:width="0.001cm" svg:height="0.001cm" svg:x="0cm" svg:y="2.123cm" presentation:class="page"/>
        <draw:frame presentation:style-name="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Querformat" style:display-name="Text und Bild Querforma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" presentation:style-name="Mpr18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Textplatzhalter 6" presentation:style-name="Mpr19" draw:text-style-name="MP17" draw:layer="backgroundobjects" svg:width="12.399cm" svg:height="6.821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2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21" draw:text-style-name="MP19" draw:layer="backgroundobjects" svg:width="14.699cm" svg:height="0.277cm" svg:x="17.841cm" svg:y="14.275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2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Querformat-title" draw:layer="backgroundobjects" svg:width="0.001cm" svg:height="0.001cm" svg:x="0cm" svg:y="2.123cm" presentation:class="page"/>
        <draw:frame presentation:style-name="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l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25" draw:text-style-name="MP13" draw:layer="backgroundobjects" svg:width="28.903cm" svg:height="2.301cm" svg:x="3.631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Tabellenplatzhalter 6" presentation:style-name="Mpr26" draw:text-style-name="MP22" draw:layer="backgroundobjects" svg:width="28.903cm" svg:height="8.62cm" svg:x="3.631cm" svg:y="7.303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27" draw:text-style-name="MP19" draw:layer="backgroundobjects" svg:width="28.8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3" presentation:style-name="Mpr2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abelle-title" draw:layer="backgroundobjects" svg:width="0.001cm" svg:height="0.001cm" svg:x="0cm" svg:y="2.123cm" presentation:class="page"/>
        <draw:frame presentation:style-name="Tabel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Diagramm" style:display-name="Text und Diagramm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5" presentation:style-name="Mpr3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Textplatzhalter 6" presentation:style-name="Mpr3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33" draw:text-style-name="MP22" draw:layer="backgroundobjects" svg:width="14.701cm" svg:height="12.54cm" svg:x="17.833cm" svg:y="3.36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3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3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3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Diagramm-title" draw:layer="backgroundobjects" svg:width="0.001cm" svg:height="0.001cm" svg:x="0cm" svg:y="2.123cm" presentation:class="page"/>
        <draw:frame presentation:style-name="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o" style:page-layout-name="PM1" draw:style-name="Mdp2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38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</text:span><text:span text:style-name="MT12">lformat </text:span><text:span text:style-name="MT12">bearbeite</text:span><text:span text:style-name="MT12">n</text:span></text:p>
        </draw:text-box>
      </draw:frame>
      <draw:frame draw:name="Medienplatzhalter 7" presentation:style-name="Mpr39" draw:text-style-name="MP22" draw:layer="backgroundobjects" svg:width="29.04cm" svg:height="14.387cm" svg:x="2.328cm" svg:y="2.391cm" presentation:class="outline" presentation:user-transformed="true">
        <draw:text-box>
          <text:list text:style-name="ML2">
            <text:list-item>
              <text:p text:style-name="MP21"><text:span text:style-name="MT13">Mediaclip durch Klicken auf Symbol hinzufügen</text:span></text:p>
            </text:list-item>
          </text:list>
        </draw:text-box>
      </draw:frame>
      <draw:frame draw:name="Textplatzhalter 6" presentation:style-name="Mpr40" draw:text-style-name="MP19" draw:layer="backgroundobjects" svg:width="13.527cm" svg:height="0.277cm" svg:x="17.841cm" svg:y="16.895cm" presentation:class="outline" presentation:user-transformed="true">
        <draw:text-box>
          <text:p text:style-name="MP18"><text:span text:style-name="MT14">© Copyright-Info, Quelle, …</text:span></text:p>
        </draw:text-box>
      </draw:frame>
      <draw:frame draw:name="Fußzeilenplatzhalter 1" presentation:style-name="Mpr4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Video-title" draw:layer="backgroundobjects" svg:width="0.001cm" svg:height="0.001cm" svg:x="0cm" svg:y="2.123cm" presentation:class="page"/>
        <draw:frame presentation:style-name="Video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itat_20_etc." style:display-name="Zitat etc." style:page-layout-name="PM1" draw:style-name="Mdp2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44" draw:text-style-name="MP24" draw:layer="backgroundobjects" svg:width="26.603cm" svg:height="8.609cm" svg:x="3.634cm" svg:y="3.36cm" presentation:class="title" presentation:user-transformed="true">
        <draw:text-box>
          <text:p text:style-name="MP23"><text:span text:style-name="MT15">Masterti</text:span><text:span text:style-name="MT15">telforma</text:span><text:span text:style-name="MT15">t </text:span><text:span text:style-name="MT15">bearbeit</text:span><text:span text:style-name="MT15">en</text:span></text:p>
        </draw:text-box>
      </draw:frame>
      <draw:frame draw:name="Textplatzhalter 4" presentation:style-name="Mpr45" draw:text-style-name="MP22" draw:layer="backgroundobjects" svg:width="12.924cm" svg:height="1.591cm" svg:x="17.313cm" svg:y="12.51cm" presentation:class="outline" presentation:user-transformed="true">
        <draw:text-box>
          <text:list text:style-name="ML2">
            <text:list-item>
              <text:p text:style-name="MP9"><text:span text:style-name="MT13">Mastertextformat bearbeiten</text:span></text:p>
            </text:list-item>
          </text:list>
        </draw:text-box>
      </draw:frame>
      <draw:frame draw:name="Fußzeilenplatzhalter 1" presentation:style-name="Mpr4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Zitat_20_etc.-title" draw:layer="backgroundobjects" svg:width="0.001cm" svg:height="0.001cm" svg:x="0cm" svg:y="2.123cm" presentation:class="page"/>
        <draw:frame presentation:style-name="Zitat_20_etc.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49" draw:text-style-name="MP25" draw:layer="backgroundobjects" svg:width="33.866cm" svg:height="16.842cm" svg:x="0cm" svg:y="0cm" presentation:class="outline" presentation:user-transformed="true">
        <draw:text-box>
          <text:list text:style-name="ML2">
            <text:list-item>
              <text:p text:style-name="MP21"><text:span text:style-name="MT8">Bild durch Klicken auf Symbol hinzufügen</text:span></text:p>
            </text:list-item>
          </text:list>
        </draw:text-box>
      </draw:frame>
      <draw:frame draw:name="Titel 12" presentation:style-name="Mpr50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</text:span><text:span text:style-name="MT12">lformat </text:span><text:span text:style-name="MT12">bearbeite</text:span><text:span text:style-name="MT12">n</text:span></text:p>
        </draw:text-box>
      </draw:frame>
      <draw:frame draw:name="Textplatzhalter 42" presentation:style-name="Mpr51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Fußzeilenplatzhalter 1" presentation:style-name="Mpr5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5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Bild-title" draw:layer="backgroundobjects" svg:width="0.001cm" svg:height="0.001cm" svg:x="0cm" svg:y="2.123cm" presentation:class="page"/>
        <draw:frame presentation:style-name="Bild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Sublogo" style:display-name="Titelfolie mit Sublogo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55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1" presentation:style-name="Mpr56" draw:text-style-name="MP8" draw:layer="backgroundobjects" svg:width="25.8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57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Sublogo-title" draw:layer="backgroundobjects" svg:width="0.001cm" svg:height="0.001cm" svg:x="0cm" svg:y="2.123cm" presentation:class="page"/>
        <draw:frame presentation:style-name="Titelfolie_20_mit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_20_und_20_Sublogo" style:display-name="Titelfolie mit Bild und Sublogo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Inhaltsplatzhalter 50" presentation:style-name="Mpr60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2" presentation:style-name="Mpr61" draw:text-style-name="MP13" draw:layer="backgroundobjects" svg:width="28.151cm" svg:height="3.268cm" svg:x="1.283cm" svg:y="11.949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2" draw:text-style-name="MP28" draw:layer="backgroundobjects" svg:width="28.151cm" svg:height="0.959cm" svg:x="1.283cm" svg:y="15.418cm" presentation:class="outline" presentation:user-transformed="true">
        <draw:text-box>
          <text:p text:style-name="MP18"><text:span text:style-name="MT17">Untertitel (Datum, Ort, Name, …)</text:span></text:p>
        </draw:text-box>
      </draw:frame>
      <draw:frame draw:name="Textplatzhalter 42" presentation:style-name="Mpr63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64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_20_und_20_Sublogo-title" draw:layer="backgroundobjects" svg:width="0.001cm" svg:height="0.001cm" svg:x="0cm" svg:y="2.123cm" presentation:class="page"/>
        <draw:frame presentation:style-name="Titelfolie_20_mit_20_Bild_20_und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" style:display-name="Titelfolie mit Bild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Grafik 49" draw:style-name="Mgr4" draw:text-style-name="MP6" draw:layer="backgroundobjects" svg:width="5.388cm" svg:height="2.035cm" svg:x="1.301cm" svg:y="1.299cm">
        <draw:image xlink:href="Pictures/1000B5120000291F00000FA557EBAAE0.svg" xlink:type="simple" xlink:show="embed" xlink:actuate="onLoad" draw:mime-type="image/svg+xml">
          <text:p/>
        </draw:image>
        <draw:image xlink:href="Pictures/100000010000018E000000972739A83F.png" xlink:type="simple" xlink:show="embed" xlink:actuate="onLoad" draw:mime-type="image/png"/>
        <svg:desc>Logo der Technischen Universität Wien</svg:desc>
      </draw:frame>
      <draw:frame draw:name="Titel 1" presentation:style-name="Mpr67" draw:text-style-name="MP13" draw:layer="backgroundobjects" svg:width="28.151cm" svg:height="2.887cm" svg:x="1.283cm" svg:y="12.33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8" draw:text-style-name="MP28" draw:layer="backgroundobjects" svg:width="28.151cm" svg:height="0.959cm" svg:x="1.283cm" svg:y="15.418cm" presentation:class="outline" presentation:user-transformed="true">
        <draw:text-box>
          <text:list text:style-name="ML2">
            <text:list-item>
              <text:p text:style-name="MP18"><text:span text:style-name="MT17">Untertitel (Datum, Ort, Name, ...)</text:span></text:p>
            </text:list-item>
          </text:list>
        </draw:text-box>
      </draw:frame>
      <draw:frame draw:name="Textplatzhalter 42" presentation:style-name="Mpr69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70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-title" draw:layer="backgroundobjects" svg:width="0.001cm" svg:height="0.001cm" svg:x="0cm" svg:y="2.123cm" presentation:class="page"/>
        <draw:frame presentation:style-name="Titelfolie_20_mit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Abschnittsüb._20_mit_20_Sub-Logo" style:display-name=" Abschnittsüb. mit Sub-Logo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73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44" presentation:style-name="Mpr74" draw:text-style-name="MP13" draw:layer="backgroundobjects" svg:width="25.8cm" svg:height="2.301cm" svg:x="3.631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Textplatzhalter 2" presentation:style-name="Mpr75" draw:text-style-name="MP28" draw:layer="backgroundobjects" svg:width="25.8cm" svg:height="4.166cm" svg:x="3.634cm" svg:y="7.303cm" presentation:class="outline" presentation:user-transformed="true">
        <draw:text-box>
          <text:p text:style-name="MP18"><text:span text:style-name="MT18">Mastertextformat bearbeiten</text:span></text:p>
        </draw:text-box>
      </draw:frame>
      <draw:frame draw:name="Fußzeilenplatzhalter 1" presentation:style-name="Mpr7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3" presentation:style-name="Mpr7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20_Abschnittsüb._20_mit_20_Sub-Logo-title" draw:layer="backgroundobjects" svg:width="0.001cm" svg:height="0.001cm" svg:x="0cm" svg:y="2.123cm" presentation:class="page"/>
        <draw:frame presentation:style-name="_20_Abschnittsüb._20_mit_20_Sub-Logo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itel_20_und_20_Inhalt" style:display-name="Logo klein - Titel und Inhal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3" presentation:style-name="Mpr79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Inhaltsplatzhalter 2" presentation:style-name="Mpr80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1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itel_20_und_20_Inhalt-title" draw:layer="backgroundobjects" svg:width="0.001cm" svg:height="0.001cm" svg:x="0cm" svg:y="2.123cm" presentation:class="page"/>
        <draw:frame presentation:style-name="Logo_20_klein_20_-_20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Fließtext_20_2-spalting" style:display-name="Logo klein - Fließtext 2-spalting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85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Inhaltsplatzhalter 2" presentation:style-name="Mpr86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Fließtext_20_2-spalting-title" draw:layer="backgroundobjects" svg:width="0.001cm" svg:height="0.001cm" svg:x="0cm" svg:y="2.123cm" presentation:class="page"/>
        <draw:frame presentation:style-name="Logo_20_klein_20_-_20_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Agenda" style:display-name="Logo klein - Agenda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91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Textplatzhalter 5" presentation:style-name="Mpr92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92" draw:text-style-name="MP17" draw:layer="backgroundobjects" svg:width="12.399cm" svg:height="11.597cm" svg:x="17.833cm" svg:y="4.304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9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9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Agenda-title" draw:layer="backgroundobjects" svg:width="0.001cm" svg:height="0.001cm" svg:x="0cm" svg:y="2.123cm" presentation:class="page"/>
        <draw:frame presentation:style-name="Logo_20_klein_20_-_20_Agenda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" style:display-name="Logo klein - 2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97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Inhaltsplatzhalter 2" presentation:style-name="Mpr98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98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0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0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-title" draw:layer="backgroundobjects" svg:width="0.001cm" svg:height="0.001cm" svg:x="0cm" svg:y="2.123cm" presentation:class="page"/>
        <draw:frame presentation:style-name="Logo_20_klein_20_-_20_2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2_20_Überschriften" style:display-name="Logo klein - 2 Inhalte mit 2 Überschriften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03" draw:text-style-name="MP29" draw:layer="backgroundobjects" svg:width="12.385cm" svg:height="2.301cm" svg:x="3.634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Inhaltsplatzhalter 2" presentation:style-name="Mpr104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104" draw:text-style-name="MP29" draw:layer="backgroundobjects" svg:width="12.404cm" svg:height="2.301cm" svg:x="17.833cm" svg:y="1.301cm" presentation:class="outline" presentation:user-transformed="true">
        <draw:text-box>
          <text:p text:style-name="MP18"><text:span text:style-name="MT22">Titel kurz</text:span></text:p>
        </draw:text-box>
      </draw:frame>
      <draw:frame draw:name="Inhaltsplatzhalter 3" presentation:style-name="Mpr104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0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0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2_20_Überschriften-title" draw:layer="backgroundobjects" svg:width="0.001cm" svg:height="0.001cm" svg:x="0cm" svg:y="2.123cm" presentation:class="page"/>
        <draw:frame presentation:style-name="Logo_20_klein_20_-_20_2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Titel_20_und_20_Zwischentitel" style:display-name="Logo klein - 2 Inhalte mit Titel und Zwischentitel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09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Textplatzhalter 4" presentation:style-name="Mpr110" draw:text-style-name="MP17" draw:layer="backgroundobjects" svg:width="26.607cm" svg:height="0.938cm" svg:x="3.629cm" svg:y="4.298cm" presentation:class="outline" presentation:user-transformed="true">
        <draw:text-box>
          <text:list text:style-name="ML2">
            <text:list-item>
              <text:p text:style-name="MP18"><text:span text:style-name="MT20">Mastertextformat bearbeiten</text:span></text:p>
            </text:list-item>
          </text:list>
        </draw:text-box>
      </draw:frame>
      <draw:frame draw:name="Inhaltsplatzhalter 2" presentation:style-name="Mpr110" draw:text-style-name="MP17" draw:layer="backgroundobjects" svg:width="12.399cm" svg:height="10.465cm" svg:x="3.634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0" draw:text-style-name="MP17" draw:layer="backgroundobjects" svg:width="12.404cm" svg:height="10.465cm" svg:x="17.833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1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1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Titel_20_und_20_Zwischentitel-title" draw:layer="backgroundobjects" svg:width="0.001cm" svg:height="0.001cm" svg:x="0cm" svg:y="2.123cm" presentation:class="page"/>
        <draw:frame presentation:style-name="Logo_20_klein_20_-_20_2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3_20_Inhalte" style:display-name="Logo klein - 3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15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Inhaltsplatzhalter 2" presentation:style-name="Mpr116" draw:text-style-name="MP17" draw:layer="backgroundobjects" svg:width="7.999cm" svg:height="11.597cm" svg:x="3.632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12.9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22.235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1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1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3_20_Inhalte-title" draw:layer="backgroundobjects" svg:width="0.001cm" svg:height="0.001cm" svg:x="0cm" svg:y="2.123cm" presentation:class="page"/>
        <draw:frame presentation:style-name="Logo_20_klein_20_-_20_3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groß" style:display-name="Logo klein - Text und Bild groß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21" draw:text-style-name="MP29" draw:layer="backgroundobjects" svg:width="12.399cm" svg:height="2.301cm" svg:x="3.634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Textplatzhalter 6" presentation:style-name="Mpr122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2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2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2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2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groß-title" draw:layer="backgroundobjects" svg:width="0.001cm" svg:height="0.001cm" svg:x="0cm" svg:y="2.123cm" presentation:class="page"/>
        <draw:frame presentation:style-name="Logo_20_klein_20_-_20_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Querformat" style:display-name="Logo klein - Text und Bild Querforma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28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Textplatzhalter 6" presentation:style-name="Mpr129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31" draw:text-style-name="MP19" draw:layer="backgroundobjects" svg:width="14.699cm" svg:height="0.277cm" svg:x="17.841cm" svg:y="14.283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Querformat-title" draw:layer="backgroundobjects" svg:width="0.001cm" svg:height="0.001cm" svg:x="0cm" svg:y="2.123cm" presentation:class="page"/>
        <draw:frame presentation:style-name="Logo_20_klein_20_-_20_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1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3" presentation:style-name="Mpr135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Mastertite</text:span><text:span text:style-name="MT10">lformat </text:span><text:span text:style-name="MT10">bearbeite</text:span><text:span text:style-name="MT10">n</text:span></text:p>
        </draw:text-box>
      </draw:frame>
      <draw:frame draw:name="Inhaltsplatzhalter 2" presentation:style-name="Mpr136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3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0.001cm" svg:height="0.001cm" svg:x="0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abelle" style:display-name="Logo klein - Tabell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3" presentation:style-name="Mpr141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Tabellenplatzhalter 6" presentation:style-name="Mpr142" draw:text-style-name="MP22" draw:layer="backgroundobjects" svg:width="28.9cm" svg:height="11.597cm" svg:x="3.634cm" svg:y="4.304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143" draw:text-style-name="MP19" draw:layer="backgroundobjects" svg:width="28.907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4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4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abelle-title" draw:layer="backgroundobjects" svg:width="0.001cm" svg:height="0.001cm" svg:x="0cm" svg:y="2.123cm" presentation:class="page"/>
        <draw:frame presentation:style-name="Logo_20_klein_20_-_20_Tabelle-notes" draw:layer="backgroundobjects" svg:width="17.271cm" svg:height="12.572cm" svg:x="2.159cm" svg:y="13.271cm" presentation:class="notes" presentation:placeholder="true">
          <draw:text-box/>
        </draw:frame>
        <draw:frame presentation:style-name="Mpr1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Diagramm" style:display-name="Logo klein - Text und Diagramm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47" draw:text-style-name="MP29" draw:layer="backgroundobjects" svg:width="12.385cm" svg:height="2.301cm" svg:x="3.635cm" svg:y="1.301cm" presentation:class="title" presentation:user-transformed="true">
        <draw:text-box>
          <text:p text:style-name="MP7"><text:span text:style-name="MT19">Mastertitelf</text:span><text:span text:style-name="MT19">ormat </text:span><text:span text:style-name="MT19">bearbeiten</text:span></text:p>
        </draw:text-box>
      </draw:frame>
      <draw:frame draw:name="Textplatzhalter 6" presentation:style-name="Mpr148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149" draw:text-style-name="MP22" draw:layer="backgroundobjects" svg:width="14.701cm" svg:height="14.599cm" svg:x="17.833cm" svg:y="1.301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150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5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5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Diagramm-title" draw:layer="backgroundobjects" svg:width="0.001cm" svg:height="0.001cm" svg:x="0cm" svg:y="2.123cm" presentation:class="page"/>
        <draw:frame presentation:style-name="Logo_20_klein_20_-_20_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ntak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3" presentation:style-name="Mpr154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Kontaktin</text:span><text:span text:style-name="MT10">formation</text:span><text:span text:style-name="MT10">en</text:span></text:p>
        </draw:text-box>
      </draw:frame>
      <draw:frame draw:name="Textplatzhalter 2" presentation:style-name="Mpr155" draw:text-style-name="MP34" draw:layer="backgroundobjects" svg:width="25.803cm" svg:height="6.82cm" svg:x="3.631cm" svg:y="9.525cm" presentation:class="outline" presentation:user-transformed="true">
        <draw:text-box>
          <text:list text:style-name="ML2">
            <text:list-item>
              <text:p text:style-name="MP33"><text:span text:style-name="MT7">Kontaktdaten eingeben</text:span></text:p>
            </text:list-item>
          </text:list>
        </draw:text-box>
      </draw:frame>
      <draw:frame draw:name="Fußzeilenplatzhalter 4" presentation:style-name="Mpr15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Kontakt-title" draw:layer="backgroundobjects" svg:width="0.001cm" svg:height="0.001cm" svg:x="0cm" svg:y="2.123cm" presentation:class="page"/>
        <draw:frame presentation:style-name="Kontakt-notes" draw:layer="backgroundobjects" svg:width="17.271cm" svg:height="12.572cm" svg:x="2.159cm" svg:y="13.271cm" presentation:class="notes" presentation:placeholder="true">
          <draw:text-box/>
        </draw:frame>
        <draw:frame presentation:style-name="Mpr1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Leer-title" draw:layer="backgroundobjects" svg:width="0.001cm" svg:height="0.001cm" svg:x="0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1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ließtext_20_2-spalting" style:display-name="Fließtext 2-spalting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61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Inhaltsplatzhalter 2" presentation:style-name="Mpr162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3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6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6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Fließtext_20_2-spalting-title" draw:layer="backgroundobjects" svg:width="0.001cm" svg:height="0.001cm" svg:x="0cm" svg:y="2.123cm" presentation:class="page"/>
        <draw:frame presentation:style-name="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1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" presentation:style-name="Mpr167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Textplatzhalter 5" presentation:style-name="Mpr168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168" draw:text-style-name="MP17" draw:layer="backgroundobjects" svg:width="12.402cm" svg:height="8.62cm" svg:x="17.828cm" svg:y="7.303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7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7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1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73" draw:text-style-name="MP13" draw:layer="backgroundobjects" svg:width="25.746cm" svg:height="2.301cm" svg:x="3.631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Textplatzhalter 2" presentation:style-name="Mpr174" draw:text-style-name="MP28" draw:layer="backgroundobjects" svg:width="25.746cm" svg:height="4.166cm" svg:x="3.634cm" svg:y="7.303cm" presentation:class="outline" presentation:user-transformed="true">
        <draw:text-box>
          <text:list text:style-name="ML2">
            <text:list-item>
              <text:p text:style-name="MP18"><text:span text:style-name="MT18">Mastertextformat bearbeiten</text:span></text:p>
            </text:list-item>
          </text:list>
        </draw:text-box>
      </draw:frame>
      <draw:frame draw:name="Fußzeilenplatzhalter 10" presentation:style-name="Mpr17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11" presentation:style-name="Mpr17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bschnitts-_a_überschrift-title" draw:layer="backgroundobjects" svg:width="0.001cm" svg:height="0.001cm" svg:x="0cm" svg:y="2.123cm" presentation:class="page"/>
        <draw:frame presentation:style-name="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" style:display-name="2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78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Inhaltsplatzhalter 2" presentation:style-name="Mpr179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79" draw:text-style-name="MP17" draw:layer="backgroundobjects" svg:width="12.388cm" svg:height="8.62cm" svg:x="17.847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-title" draw:layer="backgroundobjects" svg:width="0.001cm" svg:height="0.001cm" svg:x="0cm" svg:y="2.123cm" presentation:class="page"/>
        <draw:frame presentation:style-name="_32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Titel_20_und_20_Zwischentitel" style:display-name="2 Inhalte mit Titel und Zwischentitel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7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84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Textplatzhalter 4" presentation:style-name="Mpr185" draw:text-style-name="MP17" draw:layer="backgroundobjects" svg:width="26.607cm" svg:height="1.145cm" svg:x="3.629cm" svg:y="7.321cm" presentation:class="outline" presentation:user-transformed="true">
        <draw:text-box>
          <text:list text:style-name="ML2">
            <text:list-item>
              <text:p text:style-name="MP18"><text:span text:style-name="MT20">Zwischentitel</text:span></text:p>
            </text:list-item>
          </text:list>
        </draw:text-box>
      </draw:frame>
      <draw:frame draw:name="Inhaltsplatzhalter 2" presentation:style-name="Mpr185" draw:text-style-name="MP17" draw:layer="backgroundobjects" svg:width="12.402cm" svg:height="7.434cm" svg:x="3.631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85" draw:text-style-name="MP17" draw:layer="backgroundobjects" svg:width="12.388cm" svg:height="7.434cm" svg:x="17.847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7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7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_20_mit_20_Titel_20_und_20_Zwischentitel-title" draw:layer="backgroundobjects" svg:width="0.001cm" svg:height="0.001cm" svg:x="0cm" svg:y="2.123cm" presentation:class="page"/>
        <draw:frame presentation:style-name="_32_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Inhalte" style:display-name="3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90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</text:span><text:span text:style-name="MT5">lformat </text:span><text:span text:style-name="MT5">bearbeite</text:span><text:span text:style-name="MT5">n</text:span></text:p>
        </draw:text-box>
      </draw:frame>
      <draw:frame draw:name="Inhaltsplatzhalter 2" presentation:style-name="Mpr191" draw:text-style-name="MP17" draw:layer="backgroundobjects" svg:width="7.999cm" svg:height="8.62cm" svg:x="3.632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12.9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22.235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93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93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3__20_Inhalte-title" draw:layer="backgroundobjects" svg:width="0.001cm" svg:height="0.001cm" svg:x="0cm" svg:y="2.123cm" presentation:class="page"/>
        <draw:frame presentation:style-name="_33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Anleitung  zur PowerPoint-Vorlage</dc:title>
    <meta:editing-cycles>50</meta:editing-cycles>
    <meta:creation-date>2025-05-23T19:18:09.681706483</meta:creation-date>
    <dc:date>2025-05-23T20:01:31.425421593</dc:date>
    <meta:editing-duration>PT7M13S</meta:editing-duration>
    <meta:generator>LibreOffice/25.2.3.2$Linux_X86_64 LibreOffice_project/520$Build-2</meta:generator>
    <meta:document-statistic meta:object-count="475"/>
    <meta:user-defined meta:name="AppVersion">16.0000</meta:user-defined>
    <meta:user-defined meta:name="Company">Technische Universität Wien</meta:user-defined>
    <meta:user-defined meta:name="ContentTypeId">0x01010047F7283A7873274F8E189EC753F03E5A</meta:user-defined>
    <meta:user-defined meta:name="Notes" meta:value-type="float">28</meta:user-defined>
    <meta:user-defined meta:name="PresentationFormat" meta:value-type="string">Breitbild</meta:user-defined>
    <meta:user-defined meta:name="Slides" meta:value-type="float">28</meta:user-defined>
  </office:meta>
</office:document-meta>
</file>